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 style:parent-style-name="Standard"/>
    <style:style style:name="P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7" style:family="text" style:parent-style-name="Standard"/>
    <style:style style:name="P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9" style:family="text" style:parent-style-name="Standard"/>
    <style:style style:name="P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5" style:family="text" style:parent-style-name="Standard"/>
    <style:style style:name="P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T8_33" style:family="text"/>
    <style:style style:name="T8_34" style:family="text"/>
    <style:style style:name="T8_35" style:family="text"/>
    <style:style style:name="T8_36" style:family="text"/>
    <style:style style:name="T8_37" style:family="text"/>
    <style:style style:name="T8_38" style:family="text"/>
    <style:style style:name="T8_39" style:family="text"/>
    <style:style style:name="T8_40" style:family="text"/>
    <style:style style:name="T8_41" style:family="text"/>
    <style:style style:name="T8_42" style:family="text"/>
    <style:style style:name="T8_43" style:family="text"/>
    <style:style style:name="T8_44" style:family="text"/>
    <style:style style:name="T8_45" style:family="text"/>
    <style:style style:name="T8_46" style:family="text"/>
    <style:style style:name="T8_47" style:family="text"/>
    <style:style style:name="T8_48" style:family="text"/>
    <style:style style:name="T8_49" style:family="text"/>
    <style:style style:name="T8_50" style:family="text"/>
    <style:style style:name="T8_51" style:family="text"/>
    <style:style style:name="T8_52" style:family="text"/>
    <style:style style:name="T8_53" style:family="text"/>
    <style:style style:name="T8_54" style:family="text"/>
    <style:style style:name="T8_55" style:family="text"/>
    <style:style style:name="T8_56" style:family="text"/>
    <style:style style:name="T8_57" style:family="text"/>
    <style:style style:name="T8_58" style:family="text"/>
    <style:style style:name="T8_59" style:family="text"/>
    <style:style style:name="T8_60" style:family="text"/>
    <style:style style:name="T8_61" style:family="text"/>
    <style:style style:name="T8_62" style:family="text"/>
    <style:style style:name="T8_63" style:family="text"/>
    <style:style style:name="T8_64" style:family="text"/>
    <style:style style:name="T8_65" style:family="text"/>
    <style:style style:name="T8_66" style:family="text"/>
    <style:style style:name="T8_67" style:family="text"/>
    <style:style style:name="T8_68" style:family="text"/>
    <style:style style:name="T8_69" style:family="text"/>
    <style:style style:name="T8_70" style:family="text"/>
    <style:style style:name="T8_71" style:family="text"/>
    <style:style style:name="T8_72" style:family="text">
      <style:text-properties fo:color="#1155cc" style:text-underline-style="solid" style:text-underline-color="font-color"/>
    </style:style>
    <style:style style:name="T8_73" style:family="text"/>
    <style:style style:name="T8_74" style:family="text">
      <style:text-properties fo:color="#1155cc" style:text-underline-style="solid" style:text-underline-color="font-color"/>
    </style:style>
    <style:style style:name="T8_75" style:family="text"/>
    <style:style style:name="T8_76" style:family="text">
      <style:text-properties fo:color="#1155cc" style:text-underline-style="solid" style:text-underline-color="font-color"/>
    </style:style>
    <style:style style:name="T8_77" style:family="text"/>
    <style:style style:name="T8_78" style:family="text"/>
    <style:style style:name="T8_79" style:family="text"/>
    <style:style style:name="T8_80" style:family="text"/>
    <style:style style:name="T8_81" style:family="text"/>
    <style:style style:name="T8_82" style:family="text"/>
    <style:style style:name="T8_83" style:family="text"/>
    <style:style style:name="P9" style:family="paragraph" style:parent-style-name="Standard">
      <style:paragraph-properties fo:break-before="auto" fo:line-height="115%" style:writing-mode="lr-tb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T10_42" style:family="text"/>
    <style:style style:name="T10_43" style:family="text"/>
    <style:style style:name="T10_44" style:family="text"/>
    <style:style style:name="T10_45" style:family="text"/>
    <style:style style:name="T10_46" style:family="text"/>
    <style:style style:name="T10_47" style:family="text"/>
    <style:style style:name="T10_48" style:family="text"/>
    <style:style style:name="T10_49" style:family="text"/>
    <style:style style:name="T10_50" style:family="text"/>
    <style:style style:name="T10_51" style:family="text"/>
    <style:style style:name="T10_52" style:family="text"/>
    <style:style style:name="T10_53" style:family="text"/>
    <style:style style:name="T10_54" style:family="text"/>
    <style:style style:name="T10_55" style:family="text"/>
    <style:style style:name="T10_56" style:family="text"/>
    <style:style style:name="T10_57" style:family="text"/>
    <style:style style:name="T10_58" style:family="text"/>
    <style:style style:name="T10_59" style:family="text"/>
    <style:style style:name="T10_60" style:family="text"/>
    <style:style style:name="T10_61" style:family="text"/>
    <style:style style:name="T10_62" style:family="text"/>
    <style:style style:name="T10_63" style:family="text"/>
    <style:style style:name="T10_64" style:family="text"/>
    <style:style style:name="T10_65" style:family="text"/>
    <style:style style:name="T10_66" style:family="text"/>
    <style:style style:name="T10_67" style:family="text"/>
    <style:style style:name="T10_68" style:family="text"/>
    <style:style style:name="T10_69" style:family="text"/>
    <style:style style:name="T10_70" style:family="text"/>
    <style:style style:name="T10_71" style:family="text"/>
    <style:style style:name="T10_72" style:family="text"/>
    <style:style style:name="T10_73" style:family="text"/>
    <style:style style:name="T10_74" style:family="text"/>
    <style:style style:name="T10_75" style:family="text"/>
    <style:style style:name="T10_76" style:family="text"/>
    <style:style style:name="T10_77" style:family="text"/>
    <style:style style:name="T10_78" style:family="text"/>
    <style:style style:name="T10_79" style:family="text"/>
    <style:style style:name="T10_80" style:family="text"/>
    <style:style style:name="T10_81" style:family="text"/>
    <style:style style:name="T10_82" style:family="text"/>
    <style:style style:name="T10_83" style:family="text"/>
    <style:style style:name="T10_84" style:family="text"/>
    <style:style style:name="T10_85" style:family="text"/>
    <style:style style:name="T10_86" style:family="text"/>
    <style:style style:name="T10_87" style:family="text"/>
    <style:style style:name="T10_88" style:family="text"/>
    <style:style style:name="T10_89" style:family="text"/>
    <style:style style:name="T10_90" style:family="text"/>
    <style:style style:name="T10_91" style:family="text"/>
    <style:style style:name="T10_92" style:family="text"/>
    <style:style style:name="T10_93" style:family="text"/>
    <style:style style:name="T10_94" style:family="text"/>
    <style:style style:name="T10_95" style:family="text"/>
    <style:style style:name="T10_96" style:family="text"/>
    <style:style style:name="T10_97" style:family="text"/>
    <style:style style:name="T10_98" style:family="text"/>
    <style:style style:name="T10_99" style:family="text"/>
    <style:style style:name="T10_100" style:family="text"/>
    <style:style style:name="P11" style:family="paragraph" style:parent-style-name="Standard">
      <style:paragraph-properties fo:break-before="auto" fo:line-height="115%" style:writing-mode="lr-tb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T12_37" style:family="text"/>
    <style:style style:name="T12_38" style:family="text"/>
    <style:style style:name="T12_39" style:family="text"/>
    <style:style style:name="T12_40" style:family="text"/>
    <style:style style:name="T12_41" style:family="text"/>
    <style:style style:name="T12_42" style:family="text"/>
    <style:style style:name="T12_43" style:family="text"/>
    <style:style style:name="T12_44" style:family="text"/>
    <style:style style:name="T12_45" style:family="text"/>
    <style:style style:name="T12_46" style:family="text"/>
    <style:style style:name="T12_47" style:family="text"/>
    <style:style style:name="T12_48" style:family="text"/>
    <style:style style:name="T12_49" style:family="text"/>
    <style:style style:name="T12_50" style:family="text"/>
    <style:style style:name="T12_51" style:family="text"/>
    <style:style style:name="T12_52" style:family="text"/>
    <style:style style:name="T12_53" style:family="text"/>
    <style:style style:name="T12_54" style:family="text"/>
    <style:style style:name="T12_55" style:family="text"/>
    <style:style style:name="T12_56" style:family="text"/>
    <style:style style:name="T12_57" style:family="text"/>
    <style:style style:name="T12_58" style:family="text"/>
    <style:style style:name="T12_59" style:family="text"/>
    <style:style style:name="T12_60" style:family="text"/>
    <style:style style:name="T12_61" style:family="text"/>
    <style:style style:name="T12_62" style:family="text"/>
    <style:style style:name="T12_63" style:family="text"/>
    <style:style style:name="T12_64" style:family="text"/>
    <style:style style:name="T12_65" style:family="text"/>
    <style:style style:name="T12_66" style:family="text"/>
    <style:style style:name="T12_67" style:family="text"/>
    <style:style style:name="T12_68" style:family="text"/>
    <style:style style:name="T12_69" style:family="text"/>
    <style:style style:name="T12_70" style:family="text"/>
    <style:style style:name="T12_71" style:family="text"/>
    <style:style style:name="T12_72" style:family="text"/>
    <style:style style:name="T12_73" style:family="text"/>
    <style:style style:name="T12_74" style:family="text"/>
    <style:style style:name="T12_75" style:family="text"/>
    <style:style style:name="T12_76" style:family="text"/>
    <style:style style:name="T12_77" style:family="text"/>
    <style:style style:name="T12_78" style:family="text"/>
    <style:style style:name="T12_79" style:family="text"/>
    <style:style style:name="T12_80" style:family="text"/>
    <style:style style:name="T12_81" style:family="text"/>
    <style:style style:name="T12_82" style:family="text"/>
    <style:style style:name="T12_83" style:family="text"/>
    <style:style style:name="T12_84" style:family="text"/>
    <style:style style:name="T12_85" style:family="text"/>
    <style:style style:name="T12_86" style:family="text"/>
    <style:style style:name="T12_87" style:family="text"/>
    <style:style style:name="T12_88" style:family="text"/>
    <style:style style:name="T12_89" style:family="text"/>
    <style:style style:name="T12_90" style:family="text"/>
    <style:style style:name="T12_91" style:family="text"/>
    <style:style style:name="T12_92" style:family="text"/>
    <style:style style:name="T12_93" style:family="text"/>
    <style:style style:name="T12_94" style:family="text"/>
    <style:style style:name="T12_95" style:family="text"/>
    <style:style style:name="T12_96" style:family="text"/>
    <style:style style:name="T12_97" style:family="text"/>
    <style:style style:name="T12_98" style:family="text"/>
    <style:style style:name="T12_99" style:family="text"/>
    <style:style style:name="T12_100" style:family="text"/>
    <style:style style:name="T12_101" style:family="text"/>
    <style:style style:name="T12_102" style:family="text"/>
    <style:style style:name="T12_103" style:family="text"/>
    <style:style style:name="T12_104" style:family="text"/>
    <style:style style:name="T12_105" style:family="text"/>
    <style:style style:name="T12_106" style:family="text"/>
    <style:style style:name="T12_107" style:family="text"/>
    <style:style style:name="T12_108" style:family="text"/>
    <style:style style:name="T12_109" style:family="text"/>
    <style:style style:name="T12_110" style:family="text"/>
    <style:style style:name="T12_111" style:family="text"/>
    <style:style style:name="T12_112" style:family="text"/>
    <style:style style:name="T12_113" style:family="text"/>
    <style:style style:name="T12_114" style:family="text"/>
    <style:style style:name="T12_115" style:family="text"/>
    <style:style style:name="T12_116" style:family="text"/>
    <style:style style:name="T12_117" style:family="text"/>
    <style:style style:name="T12_118" style:family="text"/>
    <style:style style:name="T12_119" style:family="text"/>
    <style:style style:name="T12_120" style:family="text"/>
    <style:style style:name="T12_121" style:family="text"/>
    <style:style style:name="T12_122" style:family="text"/>
    <style:style style:name="T12_123" style:family="text"/>
    <style:style style:name="T12_124" style:family="text"/>
    <style:style style:name="T12_125" style:family="text"/>
    <style:style style:name="T12_126" style:family="text"/>
    <style:style style:name="T12_127" style:family="text"/>
    <style:style style:name="T12_128" style:family="text"/>
    <style:style style:name="T12_129" style:family="text"/>
    <style:style style:name="T12_130" style:family="text"/>
    <style:style style:name="T12_131" style:family="text"/>
    <style:style style:name="T12_132" style:family="text"/>
    <style:style style:name="T12_133" style:family="text"/>
    <style:style style:name="T12_134" style:family="text"/>
    <style:style style:name="T12_135" style:family="text"/>
    <style:style style:name="T12_136" style:family="text"/>
    <style:style style:name="T12_137" style:family="text"/>
    <style:style style:name="T12_138" style:family="text"/>
    <style:style style:name="T12_139" style:family="text"/>
    <style:style style:name="T12_140" style:family="text"/>
    <style:style style:name="T12_141" style:family="text"/>
    <style:style style:name="T12_142" style:family="text"/>
    <style:style style:name="T12_143" style:family="text"/>
    <style:style style:name="T12_144" style:family="text"/>
    <style:style style:name="T12_145" style:family="text"/>
    <style:style style:name="T12_146" style:family="text"/>
    <style:style style:name="T12_147" style:family="text"/>
    <style:style style:name="T12_148" style:family="text"/>
    <style:style style:name="T12_149" style:family="text"/>
    <style:style style:name="T12_150" style:family="text"/>
    <style:style style:name="T12_151" style:family="text"/>
    <style:style style:name="T12_152" style:family="text"/>
    <style:style style:name="T12_153" style:family="text"/>
    <style:style style:name="T12_154" style:family="text"/>
    <style:style style:name="T12_155" style:family="text"/>
    <style:style style:name="T12_156" style:family="text"/>
    <style:style style:name="T12_157" style:family="text"/>
    <style:style style:name="T12_158" style:family="text"/>
    <style:style style:name="T12_159" style:family="text"/>
    <style:style style:name="T12_160" style:family="text"/>
    <style:style style:name="T12_161" style:family="text"/>
    <style:style style:name="T12_162" style:family="text"/>
    <style:style style:name="T12_163" style:family="text"/>
    <style:style style:name="T12_164" style:family="text"/>
    <style:style style:name="T12_165" style:family="text"/>
    <style:style style:name="T12_166" style:family="text"/>
    <style:style style:name="T12_167" style:family="text"/>
    <style:style style:name="T12_168" style:family="text"/>
    <style:style style:name="T12_169" style:family="text"/>
    <style:style style:name="T12_170" style:family="text"/>
    <style:style style:name="T12_171" style:family="text"/>
    <style:style style:name="T12_172" style:family="text"/>
    <style:style style:name="T12_173" style:family="text"/>
    <style:style style:name="T12_174" style:family="text"/>
    <style:style style:name="T12_175" style:family="text"/>
    <style:style style:name="T12_176" style:family="text"/>
    <style:style style:name="T12_177" style:family="text"/>
    <style:style style:name="T12_178" style:family="text"/>
    <style:style style:name="T12_179" style:family="text"/>
    <style:style style:name="T12_180" style:family="text"/>
    <style:style style:name="T12_181" style:family="text"/>
    <style:style style:name="T12_182" style:family="text"/>
    <style:style style:name="T12_183" style:family="text"/>
    <style:style style:name="T12_184" style:family="text"/>
    <style:style style:name="T12_185" style:family="text"/>
    <style:style style:name="T12_186" style:family="text"/>
    <style:style style:name="T12_187" style:family="text"/>
    <style:style style:name="T12_188" style:family="text"/>
    <style:style style:name="T12_189" style:family="text"/>
    <style:style style:name="T12_190" style:family="text"/>
    <style:style style:name="T12_191" style:family="text"/>
    <style:style style:name="T12_192" style:family="text"/>
    <style:style style:name="T12_193" style:family="text"/>
    <style:style style:name="T12_194" style:family="text"/>
    <style:style style:name="T12_195" style:family="text"/>
    <style:style style:name="T12_196" style:family="text"/>
    <style:style style:name="T12_197" style:family="text"/>
    <style:style style:name="T12_198" style:family="text"/>
    <style:style style:name="T12_199" style:family="text"/>
    <style:style style:name="T12_200" style:family="text"/>
    <style:style style:name="T12_201" style:family="text"/>
    <style:style style:name="T12_202" style:family="text"/>
    <style:style style:name="T12_203" style:family="text"/>
    <style:style style:name="T12_204" style:family="text"/>
    <style:style style:name="T12_205" style:family="text"/>
    <style:style style:name="T12_206" style:family="text"/>
    <style:style style:name="T12_207" style:family="text"/>
    <style:style style:name="T12_208" style:family="text"/>
    <style:style style:name="T12_209" style:family="text"/>
    <style:style style:name="T12_210" style:family="text"/>
    <style:style style:name="T12_211" style:family="text"/>
    <style:style style:name="T12_212" style:family="text"/>
    <style:style style:name="T12_213" style:family="text"/>
    <style:style style:name="T12_214" style:family="text"/>
    <style:style style:name="T12_215" style:family="text"/>
    <style:style style:name="T12_216" style:family="text"/>
    <style:style style:name="T12_217" style:family="text"/>
    <style:style style:name="T12_218" style:family="text"/>
    <style:style style:name="T12_219" style:family="text"/>
    <style:style style:name="T12_220" style:family="text"/>
    <style:style style:name="T12_221" style:family="text"/>
    <style:style style:name="T12_222" style:family="text"/>
    <style:style style:name="T12_223" style:family="text"/>
    <style:style style:name="T12_224" style:family="text"/>
    <style:style style:name="P13" style:family="paragraph" style:parent-style-name="Standard">
      <style:paragraph-properties fo:break-before="auto" fo:line-height="115%" style:writing-mode="lr-tb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T14_35" style:family="text"/>
    <style:style style:name="T14_36" style:family="text"/>
    <style:style style:name="T14_37" style:family="text"/>
    <style:style style:name="T14_38" style:family="text"/>
    <style:style style:name="T14_39" style:family="text"/>
    <style:style style:name="T14_40" style:family="text"/>
    <style:style style:name="T14_41" style:family="text"/>
    <style:style style:name="T14_42" style:family="text"/>
    <style:style style:name="T14_43" style:family="text"/>
    <style:style style:name="T14_44" style:family="text"/>
    <style:style style:name="T14_45" style:family="text"/>
    <style:style style:name="T14_46" style:family="text"/>
    <style:style style:name="T14_47" style:family="text"/>
    <style:style style:name="T14_48" style:family="text"/>
    <style:style style:name="T14_49" style:family="text"/>
    <style:style style:name="T14_50" style:family="text"/>
    <style:style style:name="T14_51" style:family="text"/>
    <style:style style:name="T14_52" style:family="text"/>
    <style:style style:name="T14_53" style:family="text"/>
    <style:style style:name="T14_54" style:family="text"/>
    <style:style style:name="T14_55" style:family="text"/>
    <style:style style:name="T14_56" style:family="text"/>
    <style:style style:name="T14_57" style:family="text"/>
    <style:style style:name="T14_58" style:family="text"/>
    <style:style style:name="T14_59" style:family="text"/>
    <style:style style:name="T14_60" style:family="text"/>
    <style:style style:name="T14_61" style:family="text"/>
    <style:style style:name="T14_62" style:family="text"/>
    <style:style style:name="T14_63" style:family="text"/>
    <style:style style:name="T14_64" style:family="text"/>
    <style:style style:name="T14_65" style:family="text"/>
    <style:style style:name="T14_66" style:family="text"/>
    <style:style style:name="T14_67" style:family="text"/>
    <style:style style:name="T14_68" style:family="text"/>
    <style:style style:name="T14_69" style:family="text"/>
    <style:style style:name="T14_70" style:family="text"/>
    <style:style style:name="T14_71" style:family="text"/>
    <style:style style:name="T14_72" style:family="text"/>
    <style:style style:name="T14_73" style:family="text"/>
    <style:style style:name="T14_74" style:family="text"/>
    <style:style style:name="T14_75" style:family="text"/>
    <style:style style:name="T14_76" style:family="text"/>
    <style:style style:name="T14_77" style:family="text"/>
    <style:style style:name="T14_78" style:family="text"/>
    <style:style style:name="T14_79" style:family="text"/>
    <style:style style:name="T14_80" style:family="text"/>
    <style:style style:name="T14_81" style:family="text"/>
    <style:style style:name="T14_82" style:family="text"/>
    <style:style style:name="T14_83" style:family="text"/>
    <style:style style:name="T14_84" style:family="text"/>
    <style:style style:name="T14_85" style:family="text"/>
    <style:style style:name="T14_86" style:family="text"/>
    <style:style style:name="T14_87" style:family="text"/>
    <style:style style:name="T14_88" style:family="text"/>
    <style:style style:name="T14_89" style:family="text"/>
    <style:style style:name="T14_90" style:family="text"/>
    <style:style style:name="T14_91" style:family="text"/>
    <style:style style:name="T14_92" style:family="text"/>
    <style:style style:name="T14_93" style:family="text"/>
    <style:style style:name="T14_94" style:family="text"/>
    <style:style style:name="T14_95" style:family="text"/>
    <style:style style:name="T14_96" style:family="text"/>
    <style:style style:name="T14_97" style:family="text"/>
    <style:style style:name="T14_98" style:family="text"/>
    <style:style style:name="T14_99" style:family="text"/>
    <style:style style:name="T14_100" style:family="text"/>
    <style:style style:name="T14_101" style:family="text"/>
    <style:style style:name="T14_102" style:family="text"/>
    <style:style style:name="T14_103" style:family="text"/>
    <style:style style:name="T14_104" style:family="text"/>
    <style:style style:name="T14_105" style:family="text"/>
    <style:style style:name="T14_106" style:family="text"/>
    <style:style style:name="T14_107" style:family="text"/>
    <style:style style:name="T14_108" style:family="text"/>
    <style:style style:name="T14_109" style:family="text"/>
    <style:style style:name="T14_110" style:family="text"/>
    <style:style style:name="T14_111" style:family="text"/>
    <style:style style:name="T14_112" style:family="text"/>
    <style:style style:name="T14_113" style:family="text"/>
    <style:style style:name="T14_114" style:family="text"/>
    <style:style style:name="T14_115" style:family="text"/>
    <style:style style:name="T14_116" style:family="text"/>
    <style:style style:name="T14_117" style:family="text"/>
    <style:style style:name="T14_118" style:family="text"/>
    <style:style style:name="T14_119" style:family="text"/>
    <style:style style:name="T14_120" style:family="text"/>
    <style:style style:name="T14_121" style:family="text"/>
    <style:style style:name="T14_122" style:family="text"/>
    <style:style style:name="T14_123" style:family="text"/>
    <style:style style:name="T14_124" style:family="text"/>
    <style:style style:name="T14_125" style:family="text"/>
    <style:style style:name="T14_126" style:family="text"/>
    <style:style style:name="T14_127" style:family="text"/>
    <style:style style:name="T14_128" style:family="text"/>
    <style:style style:name="T14_129" style:family="text"/>
    <style:style style:name="T14_130" style:family="text"/>
    <style:style style:name="T14_131" style:family="text"/>
    <style:style style:name="T14_132" style:family="text"/>
    <style:style style:name="T14_133" style:family="text"/>
    <style:style style:name="T14_134" style:family="text"/>
    <style:style style:name="T14_135" style:family="text"/>
    <style:style style:name="T14_136" style:family="text"/>
    <style:style style:name="T14_137" style:family="text"/>
    <style:style style:name="T14_138" style:family="text"/>
    <style:style style:name="T14_139" style:family="text"/>
    <style:style style:name="T14_140" style:family="text"/>
    <style:style style:name="T14_141" style:family="text"/>
    <style:style style:name="T14_142" style:family="text"/>
    <style:style style:name="T14_143" style:family="text"/>
    <style:style style:name="T14_144" style:family="text"/>
    <style:style style:name="T14_145" style:family="text"/>
    <style:style style:name="T14_146" style:family="text"/>
    <style:style style:name="T14_147" style:family="text"/>
    <style:style style:name="T14_148" style:family="text"/>
    <style:style style:name="T14_149" style:family="text"/>
    <style:style style:name="T14_150" style:family="text"/>
    <style:style style:name="P15" style:family="paragraph" style:parent-style-name="Standard">
      <style:paragraph-properties fo:break-before="auto" fo:line-height="115%" style:writing-mode="lr-tb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/>
    <style:style style:name="T16_34" style:family="text"/>
    <style:style style:name="T16_35" style:family="text"/>
    <style:style style:name="T16_36" style:family="text"/>
    <style:style style:name="T16_37" style:family="text"/>
    <style:style style:name="T16_38" style:family="text"/>
    <style:style style:name="T16_39" style:family="text"/>
    <style:style style:name="T16_40" style:family="text"/>
    <style:style style:name="T16_41" style:family="text"/>
    <style:style style:name="T16_42" style:family="text"/>
    <style:style style:name="T16_43" style:family="text"/>
    <style:style style:name="T16_44" style:family="text"/>
    <style:style style:name="T16_45" style:family="text"/>
    <style:style style:name="T16_46" style:family="text"/>
    <style:style style:name="T16_47" style:family="text"/>
    <style:style style:name="T16_48" style:family="text"/>
    <style:style style:name="T16_49" style:family="text"/>
    <style:style style:name="T16_50" style:family="text"/>
    <style:style style:name="T16_51" style:family="text"/>
    <style:style style:name="T16_52" style:family="text"/>
    <style:style style:name="T16_53" style:family="text"/>
    <style:style style:name="T16_54" style:family="text"/>
    <style:style style:name="T16_55" style:family="text"/>
    <style:style style:name="T16_56" style:family="text"/>
    <style:style style:name="T16_57" style:family="text"/>
    <style:style style:name="T16_58" style:family="text"/>
    <style:style style:name="T16_59" style:family="text"/>
    <style:style style:name="T16_60" style:family="text"/>
    <style:style style:name="T16_61" style:family="text"/>
    <style:style style:name="T16_62" style:family="text"/>
    <style:style style:name="T16_63" style:family="text"/>
    <style:style style:name="T16_64" style:family="text"/>
    <style:style style:name="T16_65" style:family="text"/>
    <style:style style:name="T16_66" style:family="text"/>
    <style:style style:name="T16_67" style:family="text"/>
    <style:style style:name="T16_68" style:family="text"/>
    <style:style style:name="P17" style:family="paragraph" style:parent-style-name="Standard">
      <style:paragraph-properties fo:break-before="auto" fo:line-height="115%" style:writing-mode="lr-tb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>
      <style:text-properties fo:color="#1155cc" style:text-underline-style="solid" style:text-underline-color="font-color"/>
    </style:style>
    <style:style style:name="T18_11" style:family="text"/>
    <style:style style:name="T18_12" style:family="text">
      <style:text-properties fo:color="#1155cc" style:text-underline-style="solid" style:text-underline-color="font-color"/>
    </style:style>
    <style:style style:name="T18_13" style:family="text"/>
    <style:style style:name="T18_14" style:family="text">
      <style:text-properties fo:color="#1155cc" style:text-underline-style="solid" style:text-underline-color="font-color"/>
    </style:style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T18_26" style:family="text"/>
    <style:style style:name="T18_27" style:family="text"/>
    <style:style style:name="T18_28" style:family="text"/>
    <style:style style:name="T18_29" style:family="text"/>
    <style:style style:name="T18_30" style:family="text"/>
    <style:style style:name="T18_31" style:family="text"/>
    <style:style style:name="T18_32" style:family="text"/>
    <style:style style:name="T18_33" style:family="text"/>
    <style:style style:name="T18_34" style:family="text"/>
    <style:style style:name="T18_35" style:family="text"/>
    <style:style style:name="T18_36" style:family="text"/>
    <style:style style:name="T18_37" style:family="text"/>
    <style:style style:name="T18_38" style:family="text"/>
    <style:style style:name="T18_39" style:family="text"/>
    <style:style style:name="T18_40" style:family="text"/>
    <style:style style:name="T18_41" style:family="text"/>
    <style:style style:name="T18_42" style:family="text"/>
    <style:style style:name="T18_43" style:family="text"/>
    <style:style style:name="T18_44" style:family="text"/>
    <style:style style:name="T18_45" style:family="text"/>
    <style:style style:name="T18_46" style:family="text"/>
    <style:style style:name="T18_47" style:family="text"/>
    <style:style style:name="T18_48" style:family="text"/>
    <style:style style:name="T18_49" style:family="text"/>
    <style:style style:name="T18_50" style:family="text"/>
    <style:style style:name="T18_51" style:family="text"/>
    <style:style style:name="T18_52" style:family="text"/>
    <style:style style:name="T18_53" style:family="text"/>
    <style:style style:name="T18_54" style:family="text"/>
    <style:style style:name="T18_55" style:family="text"/>
    <style:style style:name="T18_56" style:family="text"/>
    <style:style style:name="T18_57" style:family="text"/>
    <style:style style:name="T18_58" style:family="text"/>
    <style:style style:name="T18_59" style:family="text"/>
    <style:style style:name="T18_60" style:family="text"/>
    <style:style style:name="T18_61" style:family="text"/>
    <style:style style:name="T18_62" style:family="text"/>
    <style:style style:name="T18_63" style:family="text"/>
    <style:style style:name="T18_64" style:family="text"/>
    <style:style style:name="T18_65" style:family="text"/>
    <style:style style:name="T18_66" style:family="text"/>
    <style:style style:name="T18_67" style:family="text"/>
    <style:style style:name="T18_68" style:family="text"/>
    <style:style style:name="T18_69" style:family="text"/>
    <style:style style:name="T18_70" style:family="text"/>
    <style:style style:name="T18_71" style:family="text"/>
    <style:style style:name="T18_72" style:family="text"/>
    <style:style style:name="T18_73" style:family="text"/>
    <style:style style:name="T18_74" style:family="text"/>
    <style:style style:name="T18_75" style:family="text"/>
    <style:style style:name="T18_76" style:family="text"/>
    <style:style style:name="T18_77" style:family="text"/>
    <style:style style:name="T18_78" style:family="text"/>
    <style:style style:name="T18_79" style:family="text"/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T20_35" style:family="text"/>
    <style:style style:name="T20_36" style:family="text"/>
    <style:style style:name="T20_37" style:family="text"/>
    <style:style style:name="T20_38" style:family="text"/>
    <style:style style:name="T20_39" style:family="text"/>
    <style:style style:name="T20_40" style:family="text"/>
    <style:style style:name="T20_41" style:family="text"/>
    <style:style style:name="T20_42" style:family="text"/>
    <style:style style:name="T20_43" style:family="text"/>
    <style:style style:name="T20_44" style:family="text"/>
    <style:style style:name="T20_45" style:family="text"/>
    <style:style style:name="T20_46" style:family="text"/>
    <style:style style:name="T20_47" style:family="text"/>
    <style:style style:name="T20_48" style:family="text"/>
    <style:style style:name="T20_49" style:family="text"/>
    <style:style style:name="T20_50" style:family="text"/>
    <style:style style:name="T20_51" style:family="text"/>
    <style:style style:name="T20_52" style:family="text"/>
    <style:style style:name="T20_53" style:family="text"/>
    <style:style style:name="T20_54" style:family="text"/>
    <style:style style:name="T20_55" style:family="text"/>
    <style:style style:name="T20_56" style:family="text"/>
    <style:style style:name="T20_57" style:family="text"/>
    <style:style style:name="T20_58" style:family="text"/>
    <style:style style:name="T20_59" style:family="text"/>
    <style:style style:name="T20_60" style:family="text"/>
    <style:style style:name="T20_61" style:family="text"/>
    <style:style style:name="T20_62" style:family="text"/>
    <style:style style:name="T20_63" style:family="text"/>
    <style:style style:name="T20_64" style:family="text"/>
    <style:style style:name="T20_65" style:family="text"/>
    <style:style style:name="T20_66" style:family="text"/>
    <style:style style:name="T20_67" style:family="text"/>
    <style:style style:name="T20_68" style:family="text"/>
    <style:style style:name="T20_69" style:family="text"/>
    <style:style style:name="T20_70" style:family="text"/>
    <style:style style:name="T20_71" style:family="text"/>
    <style:style style:name="T20_72" style:family="text"/>
    <style:style style:name="T20_73" style:family="text"/>
    <style:style style:name="T20_74" style:family="text"/>
    <style:style style:name="T20_75" style:family="text"/>
    <style:style style:name="T20_76" style:family="text"/>
    <style:style style:name="T20_77" style:family="text"/>
    <style:style style:name="T20_78" style:family="text"/>
    <style:style style:name="T20_79" style:family="text"/>
    <style:style style:name="T20_80" style:family="text"/>
    <style:style style:name="T20_81" style:family="text"/>
    <style:style style:name="T20_82" style:family="text"/>
    <style:style style:name="T20_83" style:family="text"/>
    <style:style style:name="T20_84" style:family="text"/>
    <style:style style:name="T20_85" style:family="text"/>
    <style:style style:name="T20_86" style:family="text"/>
    <style:style style:name="T20_87" style:family="text"/>
    <style:style style:name="T20_88" style:family="text"/>
    <style:style style:name="T20_89" style:family="text"/>
    <style:style style:name="T20_90" style:family="text"/>
    <style:style style:name="T20_91" style:family="text"/>
    <style:style style:name="T20_92" style:family="text"/>
    <style:style style:name="T20_93" style:family="text"/>
    <style:style style:name="T20_94" style:family="text"/>
    <style:style style:name="T20_95" style:family="text"/>
    <style:style style:name="T20_96" style:family="text"/>
    <style:style style:name="T20_97" style:family="text"/>
    <style:style style:name="T20_98" style:family="text"/>
    <style:style style:name="T20_99" style:family="text"/>
    <style:style style:name="T20_100" style:family="text"/>
    <style:style style:name="T20_101" style:family="text"/>
    <style:style style:name="T20_102" style:family="text"/>
    <style:style style:name="T20_103" style:family="text"/>
    <style:style style:name="T20_104" style:family="text"/>
    <style:style style:name="T20_105" style:family="text"/>
    <style:style style:name="T20_106" style:family="text"/>
    <style:style style:name="T20_107" style:family="text"/>
    <style:style style:name="T20_108" style:family="text"/>
    <style:style style:name="T20_109" style:family="text"/>
    <style:style style:name="T20_110" style:family="text"/>
    <style:style style:name="T20_111" style:family="text"/>
    <style:style style:name="T20_112" style:family="text"/>
    <style:style style:name="T20_113" style:family="text"/>
    <style:style style:name="T20_114" style:family="text"/>
    <style:style style:name="T20_115" style:family="text"/>
    <style:style style:name="T20_116" style:family="text"/>
    <style:style style:name="T20_117" style:family="text"/>
    <style:style style:name="T20_118" style:family="text"/>
    <style:style style:name="T20_119" style:family="text"/>
    <style:style style:name="T20_120" style:family="text"/>
    <style:style style:name="T20_121" style:family="text"/>
    <style:style style:name="T20_122" style:family="text"/>
    <style:style style:name="T20_123" style:family="text"/>
    <style:style style:name="T20_124" style:family="text"/>
    <style:style style:name="T20_125" style:family="text"/>
    <style:style style:name="T20_126" style:family="text"/>
    <style:style style:name="T20_127" style:family="text"/>
    <style:style style:name="T20_128" style:family="text"/>
    <style:style style:name="T20_129" style:family="text"/>
    <style:style style:name="T20_130" style:family="text"/>
    <style:style style:name="T20_131" style:family="text"/>
    <style:style style:name="T20_132" style:family="text"/>
    <style:style style:name="T20_133" style:family="text"/>
    <style:style style:name="T20_134" style:family="text"/>
    <style:style style:name="T20_135" style:family="text"/>
    <style:style style:name="T20_136" style:family="text"/>
    <style:style style:name="T20_137" style:family="text"/>
    <style:style style:name="T20_138" style:family="text"/>
    <style:style style:name="T20_139" style:family="text"/>
    <style:style style:name="T20_140" style:family="text"/>
    <style:style style:name="T20_141" style:family="text"/>
    <style:style style:name="T20_142" style:family="text"/>
    <style:style style:name="T20_143" style:family="text"/>
    <style:style style:name="T20_144" style:family="text"/>
    <style:style style:name="T20_145" style:family="text"/>
    <style:style style:name="T20_146" style:family="text"/>
    <style:style style:name="T20_147" style:family="text"/>
    <style:style style:name="T20_148" style:family="text"/>
    <style:style style:name="T20_149" style:family="text"/>
    <style:style style:name="T20_150" style:family="text"/>
    <style:style style:name="T20_151" style:family="text"/>
    <style:style style:name="T20_152" style:family="text"/>
    <style:style style:name="T20_153" style:family="text"/>
    <style:style style:name="T20_154" style:family="text"/>
    <style:style style:name="T20_155" style:family="text"/>
    <style:style style:name="T20_156" style:family="text"/>
    <style:style style:name="T20_157" style:family="text"/>
    <style:style style:name="T20_158" style:family="text"/>
    <style:style style:name="T20_159" style:family="text"/>
    <style:style style:name="T20_160" style:family="text"/>
    <style:style style:name="T20_161" style:family="text"/>
    <style:style style:name="T20_162" style:family="text"/>
    <style:style style:name="T20_163" style:family="text"/>
    <style:style style:name="T20_164" style:family="text"/>
    <style:style style:name="T20_165" style:family="text"/>
    <style:style style:name="T20_166" style:family="text"/>
    <style:style style:name="T20_167" style:family="text"/>
    <style:style style:name="T20_168" style:family="text"/>
    <style:style style:name="T20_169" style:family="text"/>
    <style:style style:name="T20_170" style:family="text"/>
    <style:style style:name="T20_171" style:family="text"/>
    <style:style style:name="T20_172" style:family="text"/>
    <style:style style:name="T20_173" style:family="text"/>
    <style:style style:name="T20_174" style:family="text"/>
    <style:style style:name="T20_175" style:family="text"/>
    <style:style style:name="T20_176" style:family="text"/>
    <style:style style:name="T20_177" style:family="text"/>
    <style:style style:name="T20_178" style:family="text"/>
    <style:style style:name="T20_179" style:family="text"/>
    <style:style style:name="T20_180" style:family="text"/>
    <style:style style:name="T20_181" style:family="text"/>
    <style:style style:name="T20_182" style:family="text"/>
    <style:style style:name="T20_183" style:family="text"/>
    <style:style style:name="T20_184" style:family="text"/>
    <style:style style:name="T20_185" style:family="text"/>
    <style:style style:name="T20_186" style:family="text"/>
    <style:style style:name="T20_187" style:family="text"/>
    <style:style style:name="T20_188" style:family="text"/>
    <style:style style:name="T20_189" style:family="text"/>
    <style:style style:name="T20_190" style:family="text"/>
    <style:style style:name="T20_191" style:family="text"/>
    <style:style style:name="T20_192" style:family="text"/>
    <style:style style:name="T20_193" style:family="text"/>
    <style:style style:name="T20_194" style:family="text"/>
    <style:style style:name="T20_195" style:family="text"/>
    <style:style style:name="T20_196" style:family="text"/>
    <style:style style:name="T20_197" style:family="text"/>
    <style:style style:name="T20_198" style:family="text"/>
    <style:style style:name="T20_199" style:family="text"/>
    <style:style style:name="T20_200" style:family="text"/>
    <style:style style:name="T20_201" style:family="text"/>
    <style:style style:name="T20_202" style:family="text"/>
    <style:style style:name="T20_203" style:family="text"/>
    <style:style style:name="T20_204" style:family="text"/>
    <style:style style:name="T20_205" style:family="text"/>
    <style:style style:name="T20_206" style:family="text"/>
    <style:style style:name="T20_207" style:family="text"/>
    <style:style style:name="T20_208" style:family="text"/>
    <style:style style:name="T20_209" style:family="text"/>
    <style:style style:name="T20_210" style:family="text"/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T22_29" style:family="text"/>
    <style:style style:name="T22_30" style:family="text"/>
    <style:style style:name="T22_31" style:family="text"/>
    <style:style style:name="T22_32" style:family="text"/>
    <style:style style:name="T22_33" style:family="text"/>
    <style:style style:name="T22_34" style:family="text"/>
    <style:style style:name="T22_35" style:family="text"/>
    <style:style style:name="T22_36" style:family="text"/>
    <style:style style:name="T22_37" style:family="text"/>
    <style:style style:name="T22_38" style:family="text"/>
    <style:style style:name="T22_39" style:family="text"/>
    <style:style style:name="T22_40" style:family="text"/>
    <style:style style:name="T22_41" style:family="text"/>
    <style:style style:name="T22_42" style:family="text"/>
    <style:style style:name="T22_43" style:family="text"/>
    <style:style style:name="T22_44" style:family="text"/>
    <style:style style:name="T22_45" style:family="text"/>
    <style:style style:name="T22_46" style:family="text"/>
    <style:style style:name="T22_47" style:family="text"/>
    <style:style style:name="T22_48" style:family="text"/>
    <style:style style:name="T22_49" style:family="text"/>
    <style:style style:name="T22_50" style:family="text"/>
    <style:style style:name="T22_51" style:family="text"/>
    <style:style style:name="T22_52" style:family="text"/>
    <style:style style:name="T22_53" style:family="text"/>
    <style:style style:name="T22_54" style:family="text"/>
    <style:style style:name="T22_55" style:family="text"/>
    <style:style style:name="T22_56" style:family="text"/>
    <style:style style:name="T22_57" style:family="text"/>
    <style:style style:name="T22_58" style:family="text"/>
    <style:style style:name="T22_59" style:family="text"/>
    <style:style style:name="T22_60" style:family="text"/>
    <style:style style:name="T22_61" style:family="text"/>
    <style:style style:name="T22_62" style:family="text"/>
    <style:style style:name="T22_63" style:family="text"/>
    <style:style style:name="T22_64" style:family="text"/>
    <style:style style:name="T22_65" style:family="text"/>
    <style:style style:name="T22_66" style:family="text"/>
    <style:style style:name="T22_67" style:family="text"/>
    <style:style style:name="T22_68" style:family="text"/>
    <style:style style:name="T22_69" style:family="text"/>
    <style:style style:name="T22_70" style:family="text"/>
    <style:style style:name="T22_71" style:family="text"/>
    <style:style style:name="T22_72" style:family="text"/>
    <style:style style:name="T22_73" style:family="text"/>
    <style:style style:name="T22_74" style:family="text"/>
    <style:style style:name="T22_75" style:family="text"/>
    <style:style style:name="T22_76" style:family="text"/>
    <style:style style:name="T22_77" style:family="text"/>
    <style:style style:name="T22_78" style:family="text"/>
    <style:style style:name="T22_79" style:family="text"/>
    <style:style style:name="T22_80" style:family="text"/>
    <style:style style:name="T22_81" style:family="text"/>
    <style:style style:name="T22_82" style:family="text"/>
    <style:style style:name="T22_83" style:family="text"/>
    <style:style style:name="T22_84" style:family="text"/>
    <style:style style:name="T22_85" style:family="text"/>
    <style:style style:name="T22_86" style:family="text"/>
    <style:style style:name="T22_87" style:family="text"/>
    <style:style style:name="T22_88" style:family="text"/>
    <style:style style:name="T22_89" style:family="text"/>
    <style:style style:name="T22_90" style:family="text"/>
    <style:style style:name="T22_91" style:family="text"/>
    <style:style style:name="T22_92" style:family="text"/>
    <style:style style:name="T22_93" style:family="text"/>
    <style:style style:name="T22_94" style:family="text"/>
    <style:style style:name="T22_95" style:family="text"/>
    <style:style style:name="T22_96" style:family="text"/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/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T25_28" style:family="text"/>
    <style:style style:name="T25_29" style:family="text"/>
    <style:style style:name="T25_30" style:family="text"/>
    <style:style style:name="T25_31" style:family="text"/>
    <style:style style:name="T25_32" style:family="text"/>
    <style:style style:name="T25_33" style:family="text"/>
    <style:style style:name="T25_34" style:family="text"/>
    <style:style style:name="T25_35" style:family="text"/>
    <style:style style:name="T25_36" style:family="text"/>
    <style:style style:name="T25_37" style:family="text"/>
    <style:style style:name="T25_38" style:family="text"/>
    <style:style style:name="T25_39" style:family="text"/>
    <style:style style:name="T25_40" style:family="text"/>
    <style:style style:name="T25_41" style:family="text"/>
    <style:style style:name="T25_42" style:family="text"/>
    <style:style style:name="T25_43" style:family="text"/>
    <style:style style:name="T25_44" style:family="text"/>
    <style:style style:name="T25_45" style:family="text"/>
    <style:style style:name="T25_46" style:family="text"/>
    <style:style style:name="T25_47" style:family="text"/>
    <style:style style:name="T25_48" style:family="text"/>
    <style:style style:name="T25_49" style:family="text"/>
    <style:style style:name="T25_50" style:family="text"/>
    <style:style style:name="T25_51" style:family="text"/>
    <style:style style:name="T25_52" style:family="text"/>
    <style:style style:name="T25_53" style:family="text"/>
    <style:style style:name="T25_54" style:family="text"/>
    <style:style style:name="T25_55" style:family="text"/>
    <style:style style:name="T25_56" style:family="text"/>
    <style:style style:name="T25_57" style:family="text"/>
    <style:style style:name="T25_58" style:family="text"/>
    <style:style style:name="T25_59" style:family="text"/>
    <style:style style:name="T25_60" style:family="text"/>
  </office:automatic-styles>
  <office:body>
    <office:text>
      <text:p text:style-name="P1"><text:span text:style-name="T1_1"><office:annotation><dc:creator/><text:p text:style-name="P2"><text:span text:style-name="T2_1">Pytanie</text:span><text:span text:style-name="T2_2"><text:s/></text:span><text:span text:style-name="T2_3">do</text:span><text:span text:style-name="T2_4"><text:s/></text:span><text:span text:style-name="T2_5">korekty</text:span><text:span text:style-name="T2_6"><text:s/>–<text:s/></text:span><text:span text:style-name="T2_7">jaka</text:span><text:span text:style-name="T2_8"><text:s/></text:span><text:span text:style-name="T2_9">jest</text:span><text:span text:style-name="T2_10"><text:s/></text:span><text:span text:style-name="T2_11">najlepsza</text:span><text:span text:style-name="T2_12"><text:s/></text:span><text:span text:style-name="T2_13">wersja</text:span><text:span text:style-name="T2_14"><text:s/></text:span><text:span text:style-name="T2_15">tytułu</text:span><text:span text:style-name="T2_16">?</text:span></text:p></office:annotation></text:span><text:span text:style-name="T2_17"><office:annotation><dc:creator/><text:p text:style-name="P3"><text:span text:style-name="T3_1">Najbardziej</text:span><text:span text:style-name="T3_2"><text:s/></text:span><text:span text:style-name="T3_3">poprawna</text:span><text:span text:style-name="T3_4"><text:s/>2.,<text:s/></text:span><text:span text:style-name="T3_5">może</text:span><text:span text:style-name="T3_6"><text:s/></text:span><text:span text:style-name="T3_7">być</text:span><text:span text:style-name="T3_8"><text:s/></text:span><text:span text:style-name="T3_9">też</text:span><text:span text:style-name="T3_10"><text:s/>"</text:span><text:span text:style-name="T3_11">O</text:span><text:span text:style-name="T3_12"><text:s/></text:span><text:span text:style-name="T3_13">pracy</text:span><text:span text:style-name="T3_14"><text:s/></text:span><text:span text:style-name="T3_15">słów</text:span><text:span text:style-name="T3_16"><text:s/></text:span><text:span text:style-name="T3_17">kilka</text:span><text:span text:style-name="T3_18">",<text:s/></text:span><text:span text:style-name="T3_19">jeśli</text:span><text:span text:style-name="T3_20"><text:s/></text:span><text:span text:style-name="T3_21">chcesz</text:span><text:span text:style-name="T3_22"><text:s/></text:span><text:span text:style-name="T3_23">użyć</text:span><text:span text:style-name="T3_24"><text:s/></text:span><text:span text:style-name="T3_25">szyku</text:span><text:span text:style-name="T3_26"><text:s/></text:span><text:span text:style-name="T3_27">przestawnego</text:span><text:span text:style-name="T3_28">.</text:span></text:p></office:annotation></text:span><text:span text:style-name="T3_29"><office:annotation><dc:creator/><text:p text:style-name="P4"><text:span text:style-name="T4_1">Skłaniałbym</text:span><text:span text:style-name="T4_2"><text:s/></text:span><text:span text:style-name="T4_3">się</text:span><text:span text:style-name="T4_4"><text:s/></text:span><text:span text:style-name="T4_5">do</text:span><text:span text:style-name="T4_6"><text:s/>"</text:span><text:span text:style-name="T4_7">O</text:span><text:span text:style-name="T4_8"><text:s/></text:span><text:span text:style-name="T4_9">pracy</text:span><text:span text:style-name="T4_10"><text:s/></text:span><text:span text:style-name="T4_11">słów</text:span><text:span text:style-name="T4_12"><text:s/></text:span><text:span text:style-name="T4_13">kilka</text:span><text:span text:style-name="T4_14">"</text:span></text:p></office:annotation></text:span><text:span text:style-name="T4_15"><office:annotation><dc:creator/><text:p text:style-name="P5"><text:span text:style-name="T5_1">Jak</text:span><text:span text:style-name="T5_2"><text:s/></text:span><text:span text:style-name="T5_3">wyżej</text:span><text:span text:style-name="T5_4"><text:s/>-<text:s/>"</text:span><text:span text:style-name="T5_5">O</text:span><text:span text:style-name="T5_6"><text:s/></text:span><text:span text:style-name="T5_7">pracy</text:span><text:span text:style-name="T5_8"><text:s/></text:span><text:span text:style-name="T5_9">słów</text:span><text:span text:style-name="T5_10"><text:s/></text:span><text:span text:style-name="T5_11">kilka</text:span><text:span text:style-name="T5_12">"<text:s/></text:span><text:span text:style-name="T5_13">to</text:span><text:span text:style-name="T5_14"><text:s/></text:span><text:span text:style-name="T5_15">dobry</text:span><text:span text:style-name="T5_16"><text:s/></text:span><text:span text:style-name="T5_17">tytuł</text:span></text:p></office:annotation></text:span><text:span text:style-name="T5_18">Słów</text:span><text:span text:style-name="T5_19"><text:s/></text:span><text:span text:style-name="T5_20">o</text:span><text:span text:style-name="T5_21"><text:s/></text:span><text:span text:style-name="T5_22">pracy</text:span><text:span text:style-name="T5_23"><text:s/></text:span><text:span text:style-name="T5_24">kilka</text:span><text:span text:style-name="T5_25"><text:s/>/<text:s/></text:span><text:span text:style-name="T5_26">Kilka</text:span><text:span text:style-name="T5_27"><text:s/></text:span><text:span text:style-name="T5_28">słów</text:span><text:span text:style-name="T5_29"><text:s/></text:span><text:span text:style-name="T5_30">o</text:span><text:span text:style-name="T5_31"><text:s/></text:span><text:span text:style-name="T5_32">pracy</text:span><text:span text:style-name="T5_33"><text:s/>/<text:s/></text:span><text:span text:style-name="T5_34">Słów</text:span><text:span text:style-name="T5_35"><text:s/></text:span><text:span text:style-name="T5_36">kilka</text:span><text:span text:style-name="T5_37"><text:s/></text:span><text:span text:style-name="T5_38">o</text:span><text:span text:style-name="T5_39"><text:s/></text:span><text:span text:style-name="T5_40">pracy</text:span><text:span text:style-name="T5_41"><text:s/></text:span><text:span text:style-name="T5_42">O</text:span><text:span text:style-name="T5_43"><text:s/></text:span><text:span text:style-name="T5_44">pracy</text:span><text:span text:style-name="T5_45"><text:s/></text:span><text:span text:style-name="T5_46">słów</text:span><text:span text:style-name="T5_47"><text:s/></text:span><text:span text:style-name="T5_48">kilka</text:span></text:p>
      <text:p text:style-name="P6"/>
      <text:p text:style-name="P7"/>
      <text:p text:style-name="P8"><text:span text:style-name="T8_1">W</text:span><text:span text:style-name="T8_2"><text:s/></text:span><text:span text:style-name="T8_3">numerze</text:span><text:span text:style-name="T8_4"><text:s/></text:span><text:span text:style-name="T8_5">świątecznym</text:span><text:span text:style-name="T8_6"><text:s/></text:span><text:span text:style-name="T8_7">pojawił</text:span><text:span text:style-name="T8_8"><text:s/></text:span><text:span text:style-name="T8_9">się</text:span><text:span text:style-name="T8_10"><text:s/></text:span><text:span text:style-name="T8_11">felieton</text:span><text:span text:style-name="T8_12"><text:s/></text:span><text:span text:style-name="T8_13">Cygnusa</text:span><text:span text:style-name="T8_14"><text:s/>„</text:span><text:span text:style-name="T8_15">Polecam</text:span><text:span text:style-name="T8_16"><text:s/></text:span><text:span text:style-name="T8_17">pracę</text:span><text:span text:style-name="T8_18">.<text:s/></text:span><text:span text:style-name="T8_19">Każdemu</text:span><text:span text:style-name="T8_20">”,<text:s/></text:span><text:span text:style-name="T8_21">po</text:span><text:span text:style-name="T8_22"><text:s/></text:span><text:span text:style-name="T8_23">którym</text:span><text:span text:style-name="T8_24"><text:s/></text:span><text:span text:style-name="T8_25">miałem</text:span><text:span text:style-name="T8_26"><text:s/></text:span><text:span text:style-name="T8_27">trochę</text:span><text:span text:style-name="T8_28"><text:s/></text:span><text:span text:style-name="T8_29">przemyśleń</text:span><text:span text:style-name="T8_30">.<text:s/></text:span><text:span text:style-name="T8_31">Ale</text:span><text:span text:style-name="T8_32"><text:s/></text:span><text:span text:style-name="T8_33">prawdziwy</text:span><text:span text:style-name="T8_34"><text:s/></text:span><text:span text:style-name="T8_35">impuls</text:span><text:span text:style-name="T8_36"><text:s/></text:span><text:span text:style-name="T8_37">do</text:span><text:span text:style-name="T8_38"><text:s/></text:span><text:span text:style-name="T8_39">napisania</text:span><text:span text:style-name="T8_40"><text:s/></text:span><text:span text:style-name="T8_41">tego</text:span><text:span text:style-name="T8_42"><text:s/></text:span><text:span text:style-name="T8_43">felietonu</text:span><text:span text:style-name="T8_44"><text:s/></text:span><text:span text:style-name="T8_45">pojawił</text:span><text:span text:style-name="T8_46"><text:s/></text:span><text:span text:style-name="T8_47">się</text:span><text:span text:style-name="T8_48">,<text:s/></text:span><text:span text:style-name="T8_49">gdy</text:span><text:span text:style-name="T8_50"><text:s/></text:span><text:span text:style-name="T8_51">którejś</text:span><text:span text:style-name="T8_52"><text:s/></text:span><text:span text:style-name="T8_53">dżdżystej</text:span><text:span text:style-name="T8_54"><text:s/></text:span><text:span text:style-name="T8_55">nocy</text:span><text:span text:style-name="T8_56"><text:s/></text:span><text:span text:style-name="T8_57">wracałem</text:span><text:span text:style-name="T8_58"><text:s/></text:span><text:span text:style-name="T8_59">do</text:span><text:span text:style-name="T8_60"><text:s/></text:span><text:span text:style-name="T8_61">domu</text:span><text:span text:style-name="T8_62">,<text:s/></text:span><text:span text:style-name="T8_63">a</text:span><text:span text:style-name="T8_64"><text:s/></text:span><text:span text:style-name="T8_65">w</text:span><text:span text:style-name="T8_66"><text:s/></text:span><text:span text:style-name="T8_67">słuchawkach</text:span><text:span text:style-name="T8_68"><text:s/></text:span><text:span text:style-name="T8_69">zagrało</text:span><text:span text:style-name="T8_70"><text:s/>„</text:span><text:span text:style-name="T8_71"><text:a xlink:type="simple" xlink:href="https://youtu.be/s4OQ-VX2VGk"><text:span text:style-name="T8_72">Family</text:span></text:a></text:span><text:span text:style-name="T8_73"><text:a xlink:type="simple" xlink:href="https://youtu.be/s4OQ-VX2VGk"><text:span text:style-name="T8_74"><text:s/></text:span></text:a></text:span><text:span text:style-name="T8_75"><text:a xlink:type="simple" xlink:href="https://youtu.be/s4OQ-VX2VGk"><text:span text:style-name="T8_76">Ways</text:span></text:a></text:span><text:span text:style-name="T8_77">”<text:s/></text:span><text:span text:style-name="T8_78">od</text:span><text:span text:style-name="T8_79"><text:s/></text:span><text:span text:style-name="T8_80">Forest</text:span><text:span text:style-name="T8_81"><text:s/></text:span><text:span text:style-name="T8_82">Raina</text:span><text:span text:style-name="T8_83">.</text:span></text:p>
      <text:p text:style-name="P9"/>
      <text:p text:style-name="P10"><text:span text:style-name="T10_1">Nasz</text:span><text:span text:style-name="T10_2"><text:s/></text:span><text:span text:style-name="T10_3">fandomowy</text:span><text:span text:style-name="T10_4"><text:s/></text:span><text:span text:style-name="T10_5">łabędź</text:span><text:span text:style-name="T10_6"><text:s/></text:span><text:span text:style-name="T10_7">w</text:span><text:span text:style-name="T10_8"><text:s/></text:span><text:span text:style-name="T10_9">swoim</text:span><text:span text:style-name="T10_10"><text:s/></text:span><text:span text:style-name="T10_11">tekście</text:span><text:span text:style-name="T10_12"><text:s/></text:span><text:span text:style-name="T10_13">przekonuje</text:span><text:span text:style-name="T10_14"><text:s/></text:span><text:span text:style-name="T10_15">wszystkich</text:span><text:span text:style-name="T10_16">,<text:s/></text:span><text:span text:style-name="T10_17">żeby</text:span><text:span text:style-name="T10_18"><text:s/></text:span><text:span text:style-name="T10_19">znaleźli</text:span><text:span text:style-name="T10_20"><text:s/></text:span><text:span text:style-name="T10_21">sobie</text:span><text:span text:style-name="T10_22"><text:s/></text:span><text:span text:style-name="T10_23">pracę</text:span><text:span text:style-name="T10_24">,<text:s/></text:span><text:span text:style-name="T10_25">a</text:span><text:span text:style-name="T10_26"><text:s/></text:span><text:span text:style-name="T10_27">wtedy</text:span><text:span text:style-name="T10_28"><text:s/></text:span><text:span text:style-name="T10_29">życie</text:span><text:span text:style-name="T10_30"><text:s/></text:span><text:span text:style-name="T10_31">stanie</text:span><text:span text:style-name="T10_32"><text:s/></text:span><text:span text:style-name="T10_33">się</text:span><text:span text:style-name="T10_34"><text:s/></text:span><text:span text:style-name="T10_35">wreszcie</text:span><text:span text:style-name="T10_36"><text:s/></text:span><text:span text:style-name="T10_37">kolorowe</text:span><text:span text:style-name="T10_38">.<text:s/></text:span><text:span text:style-name="T10_39">I</text:span><text:span text:style-name="T10_40"><text:s/></text:span><text:span text:style-name="T10_41">o</text:span><text:span text:style-name="T10_42"><text:s/></text:span><text:span text:style-name="T10_43">ile</text:span><text:span text:style-name="T10_44"><text:s/></text:span><text:span text:style-name="T10_45">z</text:span><text:span text:style-name="T10_46"><text:s/></text:span><text:span text:style-name="T10_47">pierwszą</text:span><text:span text:style-name="T10_48"><text:s/></text:span><text:span text:style-name="T10_49">częścią</text:span><text:span text:style-name="T10_50"><text:s/></text:span><text:span text:style-name="T10_51">tego</text:span><text:span text:style-name="T10_52"><text:s/></text:span><text:span text:style-name="T10_53">twierdzenia</text:span><text:span text:style-name="T10_54"><text:s/></text:span><text:span text:style-name="T10_55">nie</text:span><text:span text:style-name="T10_56"><text:s/></text:span><text:span text:style-name="T10_57">zamierzam</text:span><text:span text:style-name="T10_58"><text:s/></text:span><text:span text:style-name="T10_59">dyskutować</text:span><text:span text:style-name="T10_60">,<text:s/></text:span><text:span text:style-name="T10_61">bo</text:span><text:span text:style-name="T10_62"><text:s/></text:span><text:span text:style-name="T10_63">każdy</text:span><text:span text:style-name="T10_64"><text:s/></text:span><text:span text:style-name="T10_65">prędzej</text:span><text:span text:style-name="T10_66"><text:s/></text:span><text:span text:style-name="T10_67">czy</text:span><text:span text:style-name="T10_68"><text:s/></text:span><text:span text:style-name="T10_69">później</text:span><text:span text:style-name="T10_70"><text:s/></text:span><text:span text:style-name="T10_71">powinien</text:span><text:span text:style-name="T10_72"><text:s/></text:span><text:span text:style-name="T10_73">pójść</text:span><text:span text:style-name="T10_74"><text:s/></text:span><text:span text:style-name="T10_75">do</text:span><text:span text:style-name="T10_76"><text:s/></text:span><text:span text:style-name="T10_77">pracy</text:span><text:span text:style-name="T10_78">,<text:s/></text:span><text:span text:style-name="T10_79">to</text:span><text:span text:style-name="T10_80"><text:s/></text:span><text:span text:style-name="T10_81">drugi</text:span><text:span text:style-name="T10_82"><text:s/></text:span><text:span text:style-name="T10_83">fragment</text:span><text:span text:style-name="T10_84"><text:s/></text:span><text:span text:style-name="T10_85">o</text:span><text:span text:style-name="T10_86"><text:s/></text:span><text:span text:style-name="T10_87">wspaniałości</text:span><text:span text:style-name="T10_88"><text:s/></text:span><text:span text:style-name="T10_89">tego</text:span><text:span text:style-name="T10_90"><text:s/></text:span><text:span text:style-name="T10_91">doświadczenia</text:span><text:span text:style-name="T10_92"><text:s/></text:span><text:span text:style-name="T10_93">można</text:span><text:span text:style-name="T10_94"><text:s/></text:span><text:span text:style-name="T10_95">między</text:span><text:span text:style-name="T10_96"><text:s/></text:span><text:span text:style-name="T10_97">bajki</text:span><text:span text:style-name="T10_98"><text:s/></text:span><text:span text:style-name="T10_99">wsadzić</text:span><text:span text:style-name="T10_100">.</text:span></text:p>
      <text:p text:style-name="P11"/>
      <text:p text:style-name="P12"><text:span text:style-name="T12_1">Pójście</text:span><text:span text:style-name="T12_2"><text:s/>„</text:span><text:span text:style-name="T12_3">do</text:span><text:span text:style-name="T12_4"><text:s/></text:span><text:span text:style-name="T12_5">roboty</text:span><text:span text:style-name="T12_6">”<text:s/></text:span><text:span text:style-name="T12_7">nie</text:span><text:span text:style-name="T12_8"><text:s/></text:span><text:span text:style-name="T12_9">sprawia</text:span><text:span text:style-name="T12_10"><text:s/></text:span><text:span text:style-name="T12_11">z</text:span><text:span text:style-name="T12_12"><text:s/></text:span><text:span text:style-name="T12_13">automatu</text:span><text:span text:style-name="T12_14">,<text:s/></text:span><text:span text:style-name="T12_15">że</text:span><text:span text:style-name="T12_16"><text:s/></text:span><text:span text:style-name="T12_17">życia</text:span><text:span text:style-name="T12_18"><text:s/></text:span><text:span text:style-name="T12_19">staje</text:span><text:span text:style-name="T12_20"><text:s/></text:span><text:span text:style-name="T12_21">się</text:span><text:span text:style-name="T12_22"><text:s/></text:span><text:span text:style-name="T12_23">lepsze</text:span><text:span text:style-name="T12_24">.<text:s/></text:span><text:span text:style-name="T12_25">Na</text:span><text:span text:style-name="T12_26"><text:s/></text:span><text:span text:style-name="T12_27">początku</text:span><text:span text:style-name="T12_28"><text:s/></text:span><text:span text:style-name="T12_29">większe</text:span><text:span text:style-name="T12_30"><text:s/></text:span><text:span text:style-name="T12_31">szanse</text:span><text:span text:style-name="T12_32"><text:s/></text:span><text:span text:style-name="T12_33">ma</text:span><text:span text:style-name="T12_34"><text:s/></text:span><text:span text:style-name="T12_35">się</text:span><text:span text:style-name="T12_36"><text:s/></text:span><text:span text:style-name="T12_37">na</text:span><text:span text:style-name="T12_38"><text:s/></text:span><text:span text:style-name="T12_39">trafienie</text:span><text:span text:style-name="T12_40"><text:s/></text:span><text:span text:style-name="T12_41">na</text:span><text:span text:style-name="T12_42"><text:s/></text:span><text:span text:style-name="T12_43">taką</text:span><text:span text:style-name="T12_44">,<text:s/></text:span><text:span text:style-name="T12_45">która</text:span><text:span text:style-name="T12_46"><text:s/></text:span><text:span text:style-name="T12_47">wręcz</text:span><text:span text:style-name="T12_48"><text:s/></text:span><text:span text:style-name="T12_49">będzie</text:span><text:span text:style-name="T12_50"><text:s/></text:span><text:span text:style-name="T12_51">zabijać</text:span><text:span text:style-name="T12_52"><text:s/></text:span><text:span text:style-name="T12_53">całą</text:span><text:span text:style-name="T12_54"><text:s/></text:span><text:span text:style-name="T12_55">radość</text:span><text:span text:style-name="T12_56">,<text:s/></text:span><text:span text:style-name="T12_57">także</text:span><text:span text:style-name="T12_58"><text:s/></text:span><text:span text:style-name="T12_59">tę</text:span><text:span text:style-name="T12_60">,<text:s/></text:span><text:span text:style-name="T12_61">którą</text:span><text:span text:style-name="T12_62"><text:s/></text:span><text:span text:style-name="T12_63">czerpiemy</text:span><text:span text:style-name="T12_64"><text:s/></text:span><text:span text:style-name="T12_65">z</text:span><text:span text:style-name="T12_66"><text:s/></text:span><text:span text:style-name="T12_67">różnego</text:span><text:span text:style-name="T12_68"><text:s/></text:span><text:span text:style-name="T12_69">rodzaju</text:span><text:span text:style-name="T12_70"><text:s/></text:span><text:span text:style-name="T12_71">hobby</text:span><text:span text:style-name="T12_72">.<text:s/></text:span><text:span text:style-name="T12_73">Bo</text:span><text:span text:style-name="T12_74"><text:s/></text:span><text:span text:style-name="T12_75">nagle</text:span><text:span text:style-name="T12_76"><text:s/></text:span><text:span text:style-name="T12_77">odkrywasz</text:span><text:span text:style-name="T12_78">,<text:s/></text:span><text:span text:style-name="T12_79">że</text:span><text:span text:style-name="T12_80"><text:s/></text:span><text:span text:style-name="T12_81">te</text:span><text:span text:style-name="T12_82"><text:s/></text:span><text:span text:style-name="T12_83">fandomowe</text:span><text:span text:style-name="T12_84"><text:s/></text:span><text:span text:style-name="T12_85">problemy</text:span><text:span text:style-name="T12_86"><text:s/></text:span><text:span text:style-name="T12_87">były</text:span><text:span text:style-name="T12_88"><text:s/></text:span><text:span text:style-name="T12_89">wspaniałe</text:span><text:span text:style-name="T12_90">,<text:s/></text:span><text:span text:style-name="T12_91">nieważne</text:span><text:span text:style-name="T12_92"><text:s/></text:span><text:span text:style-name="T12_93">jak</text:span><text:span text:style-name="T12_94"><text:s/></text:span><text:span text:style-name="T12_95">bardzo</text:span><text:span text:style-name="T12_96"><text:s/></text:span><text:span text:style-name="T12_97">błache</text:span><text:span text:style-name="T12_98"><text:s/></text:span><text:span text:style-name="T12_99">i</text:span><text:span text:style-name="T12_100"><text:s/></text:span><text:span text:style-name="T12_101">durne</text:span><text:span text:style-name="T12_102">.<text:s/></text:span><text:span text:style-name="T12_103">Szef</text:span><text:span text:style-name="T12_104"><text:s/></text:span><text:span text:style-name="T12_105">wygeneruje</text:span><text:span text:style-name="T12_106"><text:s/></text:span><text:span text:style-name="T12_107">ci</text:span><text:span text:style-name="T12_108"><text:s/>1000<text:s/></text:span><text:span text:style-name="T12_109">razy</text:span><text:span text:style-name="T12_110"><text:s/></text:span><text:span text:style-name="T12_111">bardziej</text:span><text:span text:style-name="T12_112"><text:s/></text:span><text:span text:style-name="T12_113">bezsensowne</text:span><text:span text:style-name="T12_114"><text:s/></text:span><text:span text:style-name="T12_115">problemy</text:span><text:span text:style-name="T12_116">,<text:s/></text:span><text:span text:style-name="T12_117">których</text:span><text:span text:style-name="T12_118"><text:s/></text:span><text:span text:style-name="T12_119">nie</text:span><text:span text:style-name="T12_120"><text:s/></text:span><text:span text:style-name="T12_121">możesz</text:span><text:span text:style-name="T12_122"><text:s/></text:span><text:span text:style-name="T12_123">zwyczajnie</text:span><text:span text:style-name="T12_124"><text:s/></text:span><text:span text:style-name="T12_125">olać</text:span><text:span text:style-name="T12_126">,<text:s/></text:span><text:span text:style-name="T12_127">bo</text:span><text:span text:style-name="T12_128"><text:s/></text:span><text:span text:style-name="T12_129">od</text:span><text:span text:style-name="T12_130"><text:s/></text:span><text:span text:style-name="T12_131">nich</text:span><text:span text:style-name="T12_132"><text:s/></text:span><text:span text:style-name="T12_133">zależy</text:span><text:span text:style-name="T12_134"><text:s/></text:span><text:span text:style-name="T12_135">twoja</text:span><text:span text:style-name="T12_136"><text:s/></text:span><text:span text:style-name="T12_137">wypłata</text:span><text:span text:style-name="T12_138"><text:s/></text:span><text:span text:style-name="T12_139">i</text:span><text:span text:style-name="T12_140"><text:s/></text:span><text:span text:style-name="T12_141">być</text:span><text:span text:style-name="T12_142"><text:s/></text:span><text:span text:style-name="T12_143">albo</text:span><text:span text:style-name="T12_144"><text:s/></text:span><text:span text:style-name="T12_145">nie</text:span><text:span text:style-name="T12_146"><text:s/></text:span><text:span text:style-name="T12_147">być</text:span><text:span text:style-name="T12_148"><text:s/></text:span><text:span text:style-name="T12_149">w</text:span><text:span text:style-name="T12_150"><text:s/></text:span><text:span text:style-name="T12_151">danej</text:span><text:span text:style-name="T12_152"><text:s/></text:span><text:span text:style-name="T12_153">firmie</text:span><text:span text:style-name="T12_154">.<text:s/></text:span><text:span text:style-name="T12_155">A</text:span><text:span text:style-name="T12_156"><text:s/></text:span><text:span text:style-name="T12_157">wykonaniem</text:span><text:span text:style-name="T12_158"><text:s/></text:span><text:span text:style-name="T12_159">zadania</text:span><text:span text:style-name="T12_160"><text:s/>„</text:span><text:span text:style-name="T12_161">pocieszysz</text:span><text:span text:style-name="T12_162"><text:s/></text:span><text:span text:style-name="T12_163">się</text:span><text:span text:style-name="T12_164">”<text:s/></text:span><text:span text:style-name="T12_165">jakieś</text:span><text:span text:style-name="T12_166"><text:s/>30<text:s/></text:span><text:span text:style-name="T12_167">sekund</text:span><text:span text:style-name="T12_168">,<text:s/></text:span><text:span text:style-name="T12_169">bo</text:span><text:span text:style-name="T12_170"><text:s/></text:span><text:span text:style-name="T12_171">potem</text:span><text:span text:style-name="T12_172"><text:s/></text:span><text:span text:style-name="T12_173">przyjdzie</text:span><text:span text:style-name="T12_174"><text:s/></text:span><text:span text:style-name="T12_175">boss</text:span><text:span text:style-name="T12_176"><text:s/></text:span><text:span text:style-name="T12_177">ze</text:span><text:span text:style-name="T12_178"><text:s/></text:span><text:span text:style-name="T12_179">stwierdzeniem</text:span><text:span text:style-name="T12_180">,<text:s/></text:span><text:span text:style-name="T12_181">że</text:span><text:span text:style-name="T12_182"><text:s/></text:span><text:span text:style-name="T12_183">zmienił</text:span><text:span text:style-name="T12_184"><text:s/></text:span><text:span text:style-name="T12_185">koncepcję</text:span><text:span text:style-name="T12_186"><text:s/></text:span><text:span text:style-name="T12_187">i</text:span><text:span text:style-name="T12_188"><text:s/></text:span><text:span text:style-name="T12_189">wręczy</text:span><text:span text:style-name="T12_190"><text:s/></text:span><text:span text:style-name="T12_191">ci</text:span><text:span text:style-name="T12_192"><text:s/></text:span><text:span text:style-name="T12_193">młotek</text:span><text:span text:style-name="T12_194"><text:s/></text:span><text:span text:style-name="T12_195">do</text:span><text:span text:style-name="T12_196"><text:s/></text:span><text:span text:style-name="T12_197">rozwalenia</text:span><text:span text:style-name="T12_198"><text:s/></text:span><text:span text:style-name="T12_199">tej</text:span><text:span text:style-name="T12_200"><text:s/>„</text:span><text:span text:style-name="T12_201">pożytecznej</text:span><text:span text:style-name="T12_202">”<text:s/></text:span><text:span text:style-name="T12_203">pracy</text:span><text:span text:style-name="T12_204">,<text:s/></text:span><text:span text:style-name="T12_205">jaką</text:span><text:span text:style-name="T12_206"><text:s/></text:span><text:span text:style-name="T12_207">właśnie</text:span><text:span text:style-name="T12_208"><text:s/></text:span><text:span text:style-name="T12_209">odwaliłeś</text:span><text:span text:style-name="T12_210">.<text:s/></text:span><text:span text:style-name="T12_211">I</text:span><text:span text:style-name="T12_212"><text:s/></text:span><text:span text:style-name="T12_213">tyle</text:span><text:span text:style-name="T12_214"><text:s/></text:span><text:span text:style-name="T12_215">zostanie</text:span><text:span text:style-name="T12_216"><text:s/></text:span><text:span text:style-name="T12_217">z</text:span><text:span text:style-name="T12_218"><text:s/></text:span><text:span text:style-name="T12_219">namacalności</text:span><text:span text:style-name="T12_220"><text:s/></text:span><text:span text:style-name="T12_221">twojego</text:span><text:span text:style-name="T12_222"><text:s/></text:span><text:span text:style-name="T12_223">trudu</text:span><text:span text:style-name="T12_224">.</text:span></text:p>
      <text:p text:style-name="P13"/>
      <text:p text:style-name="P14"><text:span text:style-name="T14_1">Zawiążesz</text:span><text:span text:style-name="T14_2"><text:s/></text:span><text:span text:style-name="T14_3">też</text:span><text:span text:style-name="T14_4"><text:s/></text:span><text:span text:style-name="T14_5">nowe</text:span><text:span text:style-name="T14_6"><text:s/></text:span><text:span text:style-name="T14_7">znajomości</text:span><text:span text:style-name="T14_8">.<text:s/></text:span><text:span text:style-name="T14_9">Sęk</text:span><text:span text:style-name="T14_10"><text:s/></text:span><text:span text:style-name="T14_11">w</text:span><text:span text:style-name="T14_12"><text:s/></text:span><text:span text:style-name="T14_13">tym</text:span><text:span text:style-name="T14_14">,<text:s/></text:span><text:span text:style-name="T14_15">że</text:span><text:span text:style-name="T14_16"><text:s/></text:span><text:span text:style-name="T14_17">zapierałbyś</text:span><text:span text:style-name="T14_18"><text:s/></text:span><text:span text:style-name="T14_19">się</text:span><text:span text:style-name="T14_20"><text:s/></text:span><text:span text:style-name="T14_21">rękami</text:span><text:span text:style-name="T14_22"><text:s/></text:span><text:span text:style-name="T14_23">i</text:span><text:span text:style-name="T14_24"><text:s/></text:span><text:span text:style-name="T14_25">nogami</text:span><text:span text:style-name="T14_26"><text:s/></text:span><text:span text:style-name="T14_27">w</text:span><text:span text:style-name="T14_28"><text:s/></text:span><text:span text:style-name="T14_29">każdej</text:span><text:span text:style-name="T14_30"><text:s/></text:span><text:span text:style-name="T14_31">innej</text:span><text:span text:style-name="T14_32"><text:s/></text:span><text:span text:style-name="T14_33">sytuacji</text:span><text:span text:style-name="T14_34"><text:s/></text:span><text:span text:style-name="T14_35">przy</text:span><text:span text:style-name="T14_36"><text:s/>50%<text:s/></text:span><text:span text:style-name="T14_37">procentach</text:span><text:span text:style-name="T14_38"><text:s/></text:span><text:span text:style-name="T14_39">z</text:span><text:span text:style-name="T14_40"><text:s/></text:span><text:span text:style-name="T14_41">nich</text:span><text:span text:style-name="T14_42">,<text:s/></text:span><text:span text:style-name="T14_43">aby</text:span><text:span text:style-name="T14_44"><text:s/></text:span><text:span text:style-name="T14_45">w</text:span><text:span text:style-name="T14_46"><text:s/></text:span><text:span text:style-name="T14_47">życiu</text:span><text:span text:style-name="T14_48"><text:s/></text:span><text:span text:style-name="T14_49">nie</text:span><text:span text:style-name="T14_50"><text:s/></text:span><text:span text:style-name="T14_51">mieć</text:span><text:span text:style-name="T14_52"><text:s/></text:span><text:span text:style-name="T14_53">bliższego</text:span><text:span text:style-name="T14_54"><text:s/></text:span><text:span text:style-name="T14_55">kontaktu</text:span><text:span text:style-name="T14_56"><text:s/></text:span><text:span text:style-name="T14_57">z</text:span><text:span text:style-name="T14_58"><text:s/></text:span><text:span text:style-name="T14_59">takimi</text:span><text:span text:style-name="T14_60"><text:s/></text:span><text:span text:style-name="T14_61">ludźmi</text:span><text:span text:style-name="T14_62">.<text:s/></text:span><text:span text:style-name="T14_63">Jeżeli</text:span><text:span text:style-name="T14_64"><text:s/></text:span><text:span text:style-name="T14_65">kiedyś</text:span><text:span text:style-name="T14_66"><text:s/></text:span><text:span text:style-name="T14_67">uważałeś</text:span><text:span text:style-name="T14_68">,<text:s/></text:span><text:span text:style-name="T14_69">że</text:span><text:span text:style-name="T14_70"><text:s/></text:span><text:span text:style-name="T14_71">inni</text:span><text:span text:style-name="T14_72"><text:s/></text:span><text:span text:style-name="T14_73">traktują</text:span><text:span text:style-name="T14_74"><text:s/></text:span><text:span text:style-name="T14_75">twoją</text:span><text:span text:style-name="T14_76"><text:s/></text:span><text:span text:style-name="T14_77">pracę</text:span><text:span text:style-name="T14_78"><text:s/></text:span><text:span text:style-name="T14_79">za</text:span><text:span text:style-name="T14_80"><text:s/></text:span><text:span text:style-name="T14_81">nic</text:span><text:span text:style-name="T14_82"><text:s/></text:span><text:span text:style-name="T14_83">niewartą</text:span><text:span text:style-name="T14_84">,<text:s/></text:span><text:span text:style-name="T14_85">to</text:span><text:span text:style-name="T14_86"><text:s/></text:span><text:span text:style-name="T14_87">poczekaj</text:span><text:span text:style-name="T14_88">,<text:s/></text:span><text:span text:style-name="T14_89">aż</text:span><text:span text:style-name="T14_90"><text:s/></text:span><text:span text:style-name="T14_91">dowiesz</text:span><text:span text:style-name="T14_92"><text:s/></text:span><text:span text:style-name="T14_93">się</text:span><text:span text:style-name="T14_94">,<text:s/></text:span><text:span text:style-name="T14_95">co</text:span><text:span text:style-name="T14_96"><text:s/></text:span><text:span text:style-name="T14_97">o</text:span><text:span text:style-name="T14_98"><text:s/></text:span><text:span text:style-name="T14_99">niej</text:span><text:span text:style-name="T14_100"><text:s/></text:span><text:span text:style-name="T14_101">potrafią</text:span><text:span text:style-name="T14_102"><text:s/></text:span><text:span text:style-name="T14_103">myśleć</text:span><text:span text:style-name="T14_104"><text:s/></text:span><text:span text:style-name="T14_105">ludzie</text:span><text:span text:style-name="T14_106"><text:s/></text:span><text:span text:style-name="T14_107">z</text:span><text:span text:style-name="T14_108"><text:s/></text:span><text:span text:style-name="T14_109">innego</text:span><text:span text:style-name="T14_110"><text:s/></text:span><text:span text:style-name="T14_111">działu</text:span><text:span text:style-name="T14_112">.<text:s/></text:span><text:span text:style-name="T14_113">I</text:span><text:span text:style-name="T14_114"><text:s/></text:span><text:span text:style-name="T14_115">lepiej</text:span><text:span text:style-name="T14_116"><text:s/></text:span><text:span text:style-name="T14_117">oswój</text:span><text:span text:style-name="T14_118"><text:s/></text:span><text:span text:style-name="T14_119">się</text:span><text:span text:style-name="T14_120"><text:s/></text:span><text:span text:style-name="T14_121">z</text:span><text:span text:style-name="T14_122"><text:s/></text:span><text:span text:style-name="T14_123">tą</text:span><text:span text:style-name="T14_124"><text:s/></text:span><text:span text:style-name="T14_125">myślą</text:span><text:span text:style-name="T14_126">,<text:s/></text:span><text:span text:style-name="T14_127">że</text:span><text:span text:style-name="T14_128"><text:s/></text:span><text:span text:style-name="T14_129">łatwiej</text:span><text:span text:style-name="T14_130"><text:s/></text:span><text:span text:style-name="T14_131">znajdziesz</text:span><text:span text:style-name="T14_132"><text:s/></text:span><text:span text:style-name="T14_133">wroga</text:span><text:span text:style-name="T14_134"><text:s/></text:span><text:span text:style-name="T14_135">niż</text:span><text:span text:style-name="T14_136"><text:s/></text:span><text:span text:style-name="T14_137">przyjaciela</text:span><text:span text:style-name="T14_138">.<text:s/></text:span><text:span text:style-name="T14_139">Będziesz</text:span><text:span text:style-name="T14_140"><text:s/></text:span><text:span text:style-name="T14_141">przeżywał</text:span><text:span text:style-name="T14_142"><text:s/></text:span><text:span text:style-name="T14_143">mniej</text:span><text:span text:style-name="T14_144"><text:s/></text:span><text:span text:style-name="T14_145">zawodów</text:span><text:span text:style-name="T14_146"><text:s/></text:span><text:span text:style-name="T14_147">każdego</text:span><text:span text:style-name="T14_148"><text:s/></text:span><text:span text:style-name="T14_149">dnia</text:span><text:span text:style-name="T14_150">.</text:span></text:p>
      <text:p text:style-name="P15"/>
      <text:p text:style-name="P16"><text:span text:style-name="T16_1">Przy</text:span><text:span text:style-name="T16_2"><text:s/></text:span><text:span text:style-name="T16_3">takim</text:span><text:span text:style-name="T16_4"><text:s/></text:span><text:span text:style-name="T16_5">układzie</text:span><text:span text:style-name="T16_6">,<text:s/></text:span><text:span text:style-name="T16_7">nieważne</text:span><text:span text:style-name="T16_8">,<text:s/></text:span><text:span text:style-name="T16_9">ile</text:span><text:span text:style-name="T16_10"><text:s/></text:span><text:span text:style-name="T16_11">będziecie</text:span><text:span text:style-name="T16_12"><text:s/></text:span><text:span text:style-name="T16_13">zarabiali</text:span><text:span text:style-name="T16_14">;<text:s/></text:span><text:span text:style-name="T16_15">i</text:span><text:span text:style-name="T16_16"><text:s/></text:span><text:span text:style-name="T16_17">tak</text:span><text:span text:style-name="T16_18"><text:s/></text:span><text:span text:style-name="T16_19">będzie</text:span><text:span text:style-name="T16_20"><text:s/></text:span><text:span text:style-name="T16_21">za</text:span><text:span text:style-name="T16_22"><text:s/></text:span><text:span text:style-name="T16_23">mało</text:span><text:span text:style-name="T16_24">,<text:s/></text:span><text:span text:style-name="T16_25">by</text:span><text:span text:style-name="T16_26"><text:s/></text:span><text:span text:style-name="T16_27">załagodzić</text:span><text:span text:style-name="T16_28"><text:s/></text:span><text:span text:style-name="T16_29">szarość</text:span><text:span text:style-name="T16_30"><text:s/></text:span><text:span text:style-name="T16_31">dni</text:span><text:span text:style-name="T16_32">.<text:s/></text:span><text:span text:style-name="T16_33">Jedyna</text:span><text:span text:style-name="T16_34"><text:s/></text:span><text:span text:style-name="T16_35">kwota</text:span><text:span text:style-name="T16_36">,<text:s/></text:span><text:span text:style-name="T16_37">która</text:span><text:span text:style-name="T16_38"><text:s/></text:span><text:span text:style-name="T16_39">by</text:span><text:span text:style-name="T16_40"><text:s/></text:span><text:span text:style-name="T16_41">was</text:span><text:span text:style-name="T16_42"><text:s/></text:span><text:span text:style-name="T16_43">zadowoliła</text:span><text:span text:style-name="T16_44">,<text:s/></text:span><text:span text:style-name="T16_45">to</text:span><text:span text:style-name="T16_46"><text:s/></text:span><text:span text:style-name="T16_47">taka</text:span><text:span text:style-name="T16_48">,<text:s/></text:span><text:span text:style-name="T16_49">która</text:span><text:span text:style-name="T16_50"><text:s/></text:span><text:span text:style-name="T16_51">pozwoliłaby</text:span><text:span text:style-name="T16_52"><text:s/></text:span><text:span text:style-name="T16_53">rzucić</text:span><text:span text:style-name="T16_54"><text:s/></text:span><text:span text:style-name="T16_55">wam</text:span><text:span text:style-name="T16_56"><text:s/></text:span><text:span text:style-name="T16_57">tę</text:span><text:span text:style-name="T16_58"><text:s/></text:span><text:span text:style-name="T16_59">robotę</text:span><text:span text:style-name="T16_60">.<text:s/></text:span><text:span text:style-name="T16_61">Czarna</text:span><text:span text:style-name="T16_62"><text:s/></text:span><text:span text:style-name="T16_63">to</text:span><text:span text:style-name="T16_64"><text:s/></text:span><text:span text:style-name="T16_65">wizja</text:span><text:span text:style-name="T16_66">,<text:s/></text:span><text:span text:style-name="T16_67">co</text:span><text:span text:style-name="T16_68">?</text:span></text:p>
      <text:p text:style-name="P17"/>
      <text:p text:style-name="P18"><text:span text:style-name="T18_1">Więc</text:span><text:span text:style-name="T18_2"><text:s/></text:span><text:span text:style-name="T18_3">teraz</text:span><text:span text:style-name="T18_4"><text:s/></text:span><text:span text:style-name="T18_5">wrócimy</text:span><text:span text:style-name="T18_6"><text:s/></text:span><text:span text:style-name="T18_7">do</text:span><text:span text:style-name="T18_8"><text:s/>„</text:span><text:span text:style-name="T18_9"><text:a xlink:type="simple" xlink:href="https://youtu.be/s4OQ-VX2VGk"><text:span text:style-name="T18_10">Family</text:span></text:a></text:span><text:span text:style-name="T18_11"><text:a xlink:type="simple" xlink:href="https://youtu.be/s4OQ-VX2VGk"><text:span text:style-name="T18_12"><text:s/></text:span></text:a></text:span><text:span text:style-name="T18_13"><text:a xlink:type="simple" xlink:href="https://youtu.be/s4OQ-VX2VGk"><text:span text:style-name="T18_14">Ways</text:span></text:a></text:span><text:span text:style-name="T18_15">”,<text:s/></text:span><text:span text:style-name="T18_16">które</text:span><text:span text:style-name="T18_17"><text:s/></text:span><text:span text:style-name="T18_18">wbrew</text:span><text:span text:style-name="T18_19"><text:s/></text:span><text:span text:style-name="T18_20">pozorom</text:span><text:span text:style-name="T18_21"><text:s/></text:span><text:span text:style-name="T18_22">mówi</text:span><text:span text:style-name="T18_23"><text:s/></text:span><text:span text:style-name="T18_24">całkiem</text:span><text:span text:style-name="T18_25"><text:s/></text:span><text:span text:style-name="T18_26">dużo</text:span><text:span text:style-name="T18_27"><text:s/></text:span><text:span text:style-name="T18_28">o</text:span><text:span text:style-name="T18_29"><text:s/></text:span><text:span text:style-name="T18_30">pracy</text:span><text:span text:style-name="T18_31">.<text:s/></text:span><text:span text:style-name="T18_32">O</text:span><text:span text:style-name="T18_33"><text:s/></text:span><text:span text:style-name="T18_34">tej</text:span><text:span text:style-name="T18_35"><text:s/></text:span><text:span text:style-name="T18_36">dobrej</text:span><text:span text:style-name="T18_37">,<text:s/></text:span><text:span text:style-name="T18_38">w</text:span><text:span text:style-name="T18_39"><text:s/></text:span><text:span text:style-name="T18_40">której</text:span><text:span text:style-name="T18_41"><text:s/></text:span><text:span text:style-name="T18_42">czujemy</text:span><text:span text:style-name="T18_43">,<text:s/></text:span><text:span text:style-name="T18_44">że</text:span><text:span text:style-name="T18_45"><text:s/></text:span><text:span text:style-name="T18_46">znaleźliśmy</text:span><text:span text:style-name="T18_47"><text:s/></text:span><text:span text:style-name="T18_48">właśnie</text:span><text:span text:style-name="T18_49"><text:s/></text:span><text:span text:style-name="T18_50">to</text:span><text:span text:style-name="T18_51">,<text:s/></text:span><text:span text:style-name="T18_52">co</text:span><text:span text:style-name="T18_53"><text:s/></text:span><text:span text:style-name="T18_54">chcemy</text:span><text:span text:style-name="T18_55"><text:s/></text:span><text:span text:style-name="T18_56">robić</text:span><text:span text:style-name="T18_57">.<text:s/></text:span><text:span text:style-name="T18_58">I</text:span><text:span text:style-name="T18_59"><text:s/></text:span><text:span text:style-name="T18_60">jest</text:span><text:span text:style-name="T18_61"><text:s/></text:span><text:span text:style-name="T18_62">to</text:span><text:span text:style-name="T18_63"><text:s/></text:span><text:span text:style-name="T18_64">w</text:span><text:span text:style-name="T18_65"><text:s/></text:span><text:span text:style-name="T18_66">sumie</text:span><text:span text:style-name="T18_67"><text:s/></text:span><text:span text:style-name="T18_68">najbardziej</text:span><text:span text:style-name="T18_69"><text:s/></text:span><text:span text:style-name="T18_70">dokładna</text:span><text:span text:style-name="T18_71"><text:s/></text:span><text:span text:style-name="T18_72">definicja</text:span><text:span text:style-name="T18_73">,<text:s/></text:span><text:span text:style-name="T18_74">jaką</text:span><text:span text:style-name="T18_75"><text:s/></text:span><text:span text:style-name="T18_76">można</text:span><text:span text:style-name="T18_77"><text:s/></text:span><text:span text:style-name="T18_78">podać</text:span><text:span text:style-name="T18_79">.</text:span></text:p>
      <text:p text:style-name="P19"/>
      <text:p text:style-name="P20"><text:span text:style-name="T20_1">Dla</text:span><text:span text:style-name="T20_2"><text:s/></text:span><text:span text:style-name="T20_3">każdego</text:span><text:span text:style-name="T20_4"><text:s/></text:span><text:span text:style-name="T20_5">ta</text:span><text:span text:style-name="T20_6"><text:s/></text:span><text:span text:style-name="T20_7">dobra</text:span><text:span text:style-name="T20_8"><text:s/></text:span><text:span text:style-name="T20_9">praca</text:span><text:span text:style-name="T20_10"><text:s/></text:span><text:span text:style-name="T20_11">będzie</text:span><text:span text:style-name="T20_12"><text:s/></text:span><text:span text:style-name="T20_13">czymś</text:span><text:span text:style-name="T20_14"><text:s/></text:span><text:span text:style-name="T20_15">innym</text:span><text:span text:style-name="T20_16">.<text:s/></text:span><text:span text:style-name="T20_17">Dla</text:span><text:span text:style-name="T20_18"><text:s/></text:span><text:span text:style-name="T20_19">jednego</text:span><text:span text:style-name="T20_20"><text:s/></text:span><text:span text:style-name="T20_21">będzie</text:span><text:span text:style-name="T20_22"><text:s/></text:span><text:span text:style-name="T20_23">to</text:span><text:span text:style-name="T20_24"><text:s/></text:span><text:span text:style-name="T20_25">tłum</text:span><text:span text:style-name="T20_26"><text:s/></text:span><text:span text:style-name="T20_27">ludzi</text:span><text:span text:style-name="T20_28">,<text:s/></text:span><text:span text:style-name="T20_29">z</text:span><text:span text:style-name="T20_30"><text:s/></text:span><text:span text:style-name="T20_31">którymi</text:span><text:span text:style-name="T20_32"><text:s/></text:span><text:span text:style-name="T20_33">trzeba</text:span><text:span text:style-name="T20_34"><text:s/></text:span><text:span text:style-name="T20_35">rozmawiać</text:span><text:span text:style-name="T20_36">,<text:s/></text:span><text:span text:style-name="T20_37">a</text:span><text:span text:style-name="T20_38"><text:s/></text:span><text:span text:style-name="T20_39">dla</text:span><text:span text:style-name="T20_40"><text:s/></text:span><text:span text:style-name="T20_41">innego</text:span><text:span text:style-name="T20_42"><text:s/></text:span><text:span text:style-name="T20_43">cichy</text:span><text:span text:style-name="T20_44"><text:s/></text:span><text:span text:style-name="T20_45">pokoik</text:span><text:span text:style-name="T20_46">,<text:s/></text:span><text:span text:style-name="T20_47">gdzie</text:span><text:span text:style-name="T20_48"><text:s/></text:span><text:span text:style-name="T20_49">sam</text:span><text:span text:style-name="T20_50"><text:s/></text:span><text:span text:style-name="T20_51">będzie</text:span><text:span text:style-name="T20_52"><text:s/></text:span><text:span text:style-name="T20_53">mógł</text:span><text:span text:style-name="T20_54"><text:s/></text:span><text:span text:style-name="T20_55">skupić</text:span><text:span text:style-name="T20_56"><text:s/></text:span><text:span text:style-name="T20_57">się</text:span><text:span text:style-name="T20_58"><text:s/></text:span><text:span text:style-name="T20_59">na</text:span><text:span text:style-name="T20_60"><text:s/></text:span><text:span text:style-name="T20_61">zadaniu</text:span><text:span text:style-name="T20_62"><text:s/></text:span><text:span text:style-name="T20_63">do</text:span><text:span text:style-name="T20_64"><text:s/></text:span><text:span text:style-name="T20_65">rozwiązania</text:span><text:span text:style-name="T20_66">.<text:s/></text:span><text:span text:style-name="T20_67">Życiowym</text:span><text:span text:style-name="T20_68"><text:s/></text:span><text:span text:style-name="T20_69">marzeniem</text:span><text:span text:style-name="T20_70"><text:s/></text:span><text:span text:style-name="T20_71">może</text:span><text:span text:style-name="T20_72"><text:s/></text:span><text:span text:style-name="T20_73">być</text:span><text:span text:style-name="T20_74"><text:s/></text:span><text:span text:style-name="T20_75">zarówno</text:span><text:span text:style-name="T20_76"><text:s/></text:span><text:span text:style-name="T20_77">umysłowa</text:span><text:span text:style-name="T20_78"><text:s/></text:span><text:span text:style-name="T20_79">praca</text:span><text:span text:style-name="T20_80"><text:s/></text:span><text:span text:style-name="T20_81">w</text:span><text:span text:style-name="T20_82"><text:s/></text:span><text:span text:style-name="T20_83">centrum</text:span><text:span text:style-name="T20_84"><text:s/></text:span><text:span text:style-name="T20_85">tętniącego</text:span><text:span text:style-name="T20_86"><text:s/></text:span><text:span text:style-name="T20_87">miasta</text:span><text:span text:style-name="T20_88">,<text:s/></text:span><text:span text:style-name="T20_89">jak</text:span><text:span text:style-name="T20_90"><text:s/></text:span><text:span text:style-name="T20_91">i</text:span><text:span text:style-name="T20_92"><text:s/></text:span><text:span text:style-name="T20_93">ta</text:span><text:span text:style-name="T20_94"><text:s/></text:span><text:span text:style-name="T20_95">fizyczna</text:span><text:span text:style-name="T20_96"><text:s/></text:span><text:span text:style-name="T20_97">na</text:span><text:span text:style-name="T20_98"><text:s/></text:span><text:span text:style-name="T20_99">odludziu</text:span><text:span text:style-name="T20_100">,<text:s/></text:span><text:span text:style-name="T20_101">blisko</text:span><text:span text:style-name="T20_102"><text:s/></text:span><text:span text:style-name="T20_103">natury</text:span><text:span text:style-name="T20_104">.<text:s/></text:span><text:span text:style-name="T20_105">To</text:span><text:span text:style-name="T20_106">,<text:s/></text:span><text:span text:style-name="T20_107">co</text:span><text:span text:style-name="T20_108"><text:s/></text:span><text:span text:style-name="T20_109">dla</text:span><text:span text:style-name="T20_110"><text:s/></text:span><text:span text:style-name="T20_111">jednej</text:span><text:span text:style-name="T20_112"><text:s/></text:span><text:span text:style-name="T20_113">osoby</text:span><text:span text:style-name="T20_114"><text:s/></text:span><text:span text:style-name="T20_115">będzie</text:span><text:span text:style-name="T20_116"><text:s/></text:span><text:span text:style-name="T20_117">piekłem</text:span><text:span text:style-name="T20_118">,<text:s/></text:span><text:span text:style-name="T20_119">dla</text:span><text:span text:style-name="T20_120"><text:s/></text:span><text:span text:style-name="T20_121">innej</text:span><text:span text:style-name="T20_122"><text:s/></text:span><text:span text:style-name="T20_123">będzie</text:span><text:span text:style-name="T20_124"><text:s/></text:span><text:span text:style-name="T20_125">rajem</text:span><text:span text:style-name="T20_126">.<text:s/></text:span><text:span text:style-name="T20_127">I</text:span><text:span text:style-name="T20_128"><text:s/></text:span><text:span text:style-name="T20_129">tak</text:span><text:span text:style-name="T20_130"><text:s/></text:span><text:span text:style-name="T20_131">jak</text:span><text:span text:style-name="T20_132"><text:s/></text:span><text:span text:style-name="T20_133">nie</text:span><text:span text:style-name="T20_134"><text:s/></text:span><text:span text:style-name="T20_135">ma</text:span><text:span text:style-name="T20_136"><text:s/></text:span><text:span text:style-name="T20_137">prostej</text:span><text:span text:style-name="T20_138"><text:s/></text:span><text:span text:style-name="T20_139">recepty</text:span><text:span text:style-name="T20_140"><text:s/></text:span><text:span text:style-name="T20_141">na</text:span><text:span text:style-name="T20_142"><text:s/></text:span><text:span text:style-name="T20_143">opisanie</text:span><text:span text:style-name="T20_144"><text:s/></text:span><text:span text:style-name="T20_145">dobrej</text:span><text:span text:style-name="T20_146"><text:s/></text:span><text:span text:style-name="T20_147">pracy</text:span><text:span text:style-name="T20_148">,<text:s/></text:span><text:span text:style-name="T20_149">także</text:span><text:span text:style-name="T20_150"><text:s/></text:span><text:span text:style-name="T20_151">przykłady</text:span><text:span text:style-name="T20_152"><text:s/></text:span><text:span text:style-name="T20_153">przeze</text:span><text:span text:style-name="T20_154"><text:s/></text:span><text:span text:style-name="T20_155">mnie</text:span><text:span text:style-name="T20_156"><text:s/></text:span><text:span text:style-name="T20_157">przedstawione</text:span><text:span text:style-name="T20_158"><text:s/></text:span><text:span text:style-name="T20_159">nie</text:span><text:span text:style-name="T20_160"><text:s/></text:span><text:span text:style-name="T20_161">oddają</text:span><text:span text:style-name="T20_162"><text:s/></text:span><text:span text:style-name="T20_163">do</text:span><text:span text:style-name="T20_164"><text:s/></text:span><text:span text:style-name="T20_165">końca</text:span><text:span text:style-name="T20_166"><text:s/></text:span><text:span text:style-name="T20_167">prawdy</text:span><text:span text:style-name="T20_168">,<text:s/></text:span><text:span text:style-name="T20_169">bo</text:span><text:span text:style-name="T20_170"><text:s/></text:span><text:span text:style-name="T20_171">są</text:span><text:span text:style-name="T20_172"><text:s/></text:span><text:span text:style-name="T20_173">zbyt</text:span><text:span text:style-name="T20_174"><text:s/></text:span><text:span text:style-name="T20_175">czarno</text:span><text:span text:style-name="T20_176">-</text:span><text:span text:style-name="T20_177">białe</text:span><text:span text:style-name="T20_178">.<text:s/></text:span><text:span text:style-name="T20_179">Czasami</text:span><text:span text:style-name="T20_180"><text:s/></text:span><text:span text:style-name="T20_181">robi</text:span><text:span text:style-name="T20_182"><text:s/></text:span><text:span text:style-name="T20_183">się</text:span><text:span text:style-name="T20_184"><text:s/></text:span><text:span text:style-name="T20_185">to</text:span><text:span text:style-name="T20_186">,<text:s/></text:span><text:span text:style-name="T20_187">co</text:span><text:span text:style-name="T20_188"><text:s/></text:span><text:span text:style-name="T20_189">się</text:span><text:span text:style-name="T20_190"><text:s/></text:span><text:span text:style-name="T20_191">kocha</text:span><text:span text:style-name="T20_192">,<text:s/></text:span><text:span text:style-name="T20_193">ale</text:span><text:span text:style-name="T20_194"><text:s/></text:span><text:span text:style-name="T20_195">otoczenie</text:span><text:span text:style-name="T20_196"><text:s/></text:span><text:span text:style-name="T20_197">do</text:span><text:span text:style-name="T20_198"><text:s/></text:span><text:span text:style-name="T20_199">nas</text:span><text:span text:style-name="T20_200"><text:s/></text:span><text:span text:style-name="T20_201">nie</text:span><text:span text:style-name="T20_202"><text:s/></text:span><text:span text:style-name="T20_203">pasuje</text:span><text:span text:style-name="T20_204"><text:s/></text:span><text:span text:style-name="T20_205">i</text:span><text:span text:style-name="T20_206"><text:s/></text:span><text:span text:style-name="T20_207">na</text:span><text:span text:style-name="T20_208"><text:s/></text:span><text:span text:style-name="T20_209">odwrót</text:span><text:span text:style-name="T20_210">.</text:span></text:p>
      <text:p text:style-name="P21"/>
      <text:p text:style-name="P22"><text:span text:style-name="T22_1">Dlatego</text:span><text:span text:style-name="T22_2"><text:s/></text:span><text:span text:style-name="T22_3">znalezienie</text:span><text:span text:style-name="T22_4"><text:s/></text:span><text:span text:style-name="T22_5">tej</text:span><text:span text:style-name="T22_6"><text:s/></text:span><text:span text:style-name="T22_7">właściwej</text:span><text:span text:style-name="T22_8"><text:s/></text:span><text:span text:style-name="T22_9">jest</text:span><text:span text:style-name="T22_10"><text:s/></text:span><text:span text:style-name="T22_11">takie</text:span><text:span text:style-name="T22_12"><text:s/></text:span><text:span text:style-name="T22_13">trudne</text:span><text:span text:style-name="T22_14">.<text:s/></text:span><text:span text:style-name="T22_15">Zgadza</text:span><text:span text:style-name="T22_16"><text:s/></text:span><text:span text:style-name="T22_17">się</text:span><text:span text:style-name="T22_18">,<text:s/></text:span><text:span text:style-name="T22_19">że</text:span><text:span text:style-name="T22_20"><text:s/></text:span><text:span text:style-name="T22_21">żadna</text:span><text:span text:style-name="T22_22"><text:s/></text:span><text:span text:style-name="T22_23">praca</text:span><text:span text:style-name="T22_24"><text:s/></text:span><text:span text:style-name="T22_25">nie</text:span><text:span text:style-name="T22_26"><text:s/></text:span><text:span text:style-name="T22_27">hańbi</text:span><text:span text:style-name="T22_28">,<text:s/></text:span><text:span text:style-name="T22_29">ale</text:span><text:span text:style-name="T22_30"><text:s/></text:span><text:span text:style-name="T22_31">hańbi</text:span><text:span text:style-name="T22_32"><text:s/></text:span><text:span text:style-name="T22_33">brak</text:span><text:span text:style-name="T22_34"><text:s/></text:span><text:span text:style-name="T22_35">odwagi</text:span><text:span text:style-name="T22_36"><text:s/></text:span><text:span text:style-name="T22_37">przyznania</text:span><text:span text:style-name="T22_38"><text:s/></text:span><text:span text:style-name="T22_39">się</text:span><text:span text:style-name="T22_40"><text:s/></text:span><text:span text:style-name="T22_41">przed</text:span><text:span text:style-name="T22_42"><text:s/></text:span><text:span text:style-name="T22_43">samym</text:span><text:span text:style-name="T22_44"><text:s/></text:span><text:span text:style-name="T22_45">sobą</text:span><text:span text:style-name="T22_46">,<text:s/></text:span><text:span text:style-name="T22_47">że</text:span><text:span text:style-name="T22_48"><text:s/></text:span><text:span text:style-name="T22_49">to</text:span><text:span text:style-name="T22_50"><text:s/></text:span><text:span text:style-name="T22_51">nie</text:span><text:span text:style-name="T22_52"><text:s/></text:span><text:span text:style-name="T22_53">jest</text:span><text:span text:style-name="T22_54"><text:s/></text:span><text:span text:style-name="T22_55">to</text:span><text:span text:style-name="T22_56">,<text:s/></text:span><text:span text:style-name="T22_57">czego</text:span><text:span text:style-name="T22_58"><text:s/></text:span><text:span text:style-name="T22_59">szukamy</text:span><text:span text:style-name="T22_60"><text:s/></text:span><text:span text:style-name="T22_61">w</text:span><text:span text:style-name="T22_62"><text:s/></text:span><text:span text:style-name="T22_63">życiu</text:span><text:span text:style-name="T22_64">.<text:s/></text:span><text:span text:style-name="T22_65">Trzeba</text:span><text:span text:style-name="T22_66"><text:s/></text:span><text:span text:style-name="T22_67">zaryzykować</text:span><text:span text:style-name="T22_68">,<text:s/></text:span><text:span text:style-name="T22_69">szukać</text:span><text:span text:style-name="T22_70"><text:s/></text:span><text:span text:style-name="T22_71">jej</text:span><text:span text:style-name="T22_72"><text:s/></text:span><text:span text:style-name="T22_73">i</text:span><text:span text:style-name="T22_74"><text:s/></text:span><text:span text:style-name="T22_75">nie</text:span><text:span text:style-name="T22_76"><text:s/></text:span><text:span text:style-name="T22_77">poddawać</text:span><text:span text:style-name="T22_78"><text:s/></text:span><text:span text:style-name="T22_79">się</text:span><text:span text:style-name="T22_80">,<text:s/></text:span><text:span text:style-name="T22_81">gdy</text:span><text:span text:style-name="T22_82"><text:s/></text:span><text:span text:style-name="T22_83">popełnimy</text:span><text:span text:style-name="T22_84"><text:s/></text:span><text:span text:style-name="T22_85">błąd</text:span><text:span text:style-name="T22_86">.<text:s/></text:span><text:span text:style-name="T22_87">Trud</text:span><text:span text:style-name="T22_88"><text:s/></text:span><text:span text:style-name="T22_89">w</text:span><text:span text:style-name="T22_90"><text:s/></text:span><text:span text:style-name="T22_91">końcu</text:span><text:span text:style-name="T22_92"><text:s/></text:span><text:span text:style-name="T22_93">będzie</text:span><text:span text:style-name="T22_94"><text:s/></text:span><text:span text:style-name="T22_95">wynagrodzony</text:span><text:span text:style-name="T22_96">.<text:s/></text:span></text:p>
      <text:p text:style-name="P23"/>
      <text:p text:style-name="P24"><text:span text:style-name="T24_1">Opis</text:span><text:span text:style-name="T24_2">:</text:span></text:p>
      <text:p text:style-name="P25"><text:span text:style-name="T25_1">Macter</text:span><text:span text:style-name="T25_2">4<text:s/>–<text:s/></text:span><text:span text:style-name="T25_3">Chodząca</text:span><text:span text:style-name="T25_4"><text:s/></text:span><text:span text:style-name="T25_5">definicja</text:span><text:span text:style-name="T25_6"><text:s/></text:span><text:span text:style-name="T25_7">nikogo</text:span><text:span text:style-name="T25_8">.<text:s/></text:span><text:span text:style-name="T25_9">Wirtualnie</text:span><text:span text:style-name="T25_10"><text:s/></text:span><text:span text:style-name="T25_11">nierozpoznawalny</text:span><text:span text:style-name="T25_12">,<text:s/></text:span><text:span text:style-name="T25_13">bo</text:span><text:span text:style-name="T25_14"><text:s/></text:span><text:span text:style-name="T25_15">niezbyt</text:span><text:span text:style-name="T25_16"><text:s/></text:span><text:span text:style-name="T25_17">się</text:span><text:span text:style-name="T25_18"><text:s/></text:span><text:span text:style-name="T25_19">udziela</text:span><text:span text:style-name="T25_20"><text:s/></text:span><text:span text:style-name="T25_21">w</text:span><text:span text:style-name="T25_22"><text:s/></text:span><text:span text:style-name="T25_23">widoczny</text:span><text:span text:style-name="T25_24"><text:s/></text:span><text:span text:style-name="T25_25">sposób</text:span><text:span text:style-name="T25_26">.<text:s/></text:span><text:span text:style-name="T25_27">Realnie</text:span><text:span text:style-name="T25_28"><text:s/></text:span><text:span text:style-name="T25_29">nieznany</text:span><text:span text:style-name="T25_30">,<text:s/></text:span><text:span text:style-name="T25_31">bo</text:span><text:span text:style-name="T25_32"><text:s/></text:span><text:span text:style-name="T25_33">ma</text:span><text:span text:style-name="T25_34"><text:s/></text:span><text:span text:style-name="T25_35">wszędzie</text:span><text:span text:style-name="T25_36"><text:s/></text:span><text:span text:style-name="T25_37">daleko</text:span><text:span text:style-name="T25_38"><text:s/></text:span><text:span text:style-name="T25_39">ze</text:span><text:span text:style-name="T25_40"><text:s/></text:span><text:span text:style-name="T25_41">swojego</text:span><text:span text:style-name="T25_42"><text:s/></text:span><text:span text:style-name="T25_43">ukochanego</text:span><text:span text:style-name="T25_44"><text:s/></text:span><text:span text:style-name="T25_45">miasta</text:span><text:span text:style-name="T25_46">.<text:s/></text:span><text:span text:style-name="T25_47">Informatyk</text:span><text:span text:style-name="T25_48"><text:s/></text:span><text:span text:style-name="T25_49">z</text:span><text:span text:style-name="T25_50"><text:s/></text:span><text:span text:style-name="T25_51">wyboru</text:span><text:span text:style-name="T25_52">,<text:s/></text:span><text:span text:style-name="T25_53">astro</text:span><text:span text:style-name="T25_54">-</text:span><text:span text:style-name="T25_55">amator</text:span><text:span text:style-name="T25_56"><text:s/></text:span><text:span text:style-name="T25_57">z</text:span><text:span text:style-name="T25_58"><text:s/></text:span><text:span text:style-name="T25_59">zamiłowania</text:span><text:span text:style-name="T25_60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